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3" style:family="paragraph" style:parent-style-name="Standard">
      <style:text-properties style:font-name="FreeSerif1" officeooo:rsid="000e84fa" officeooo:paragraph-rsid="002ee358"/>
    </style:style>
    <style:style style:name="P4" style:family="paragraph" style:parent-style-name="Standard">
      <style:text-properties style:font-name="FreeSerif1" fo:font-weight="bold" officeooo:rsid="001897ce" officeooo:paragraph-rsid="002ee358" style:font-weight-asian="bold" style:font-weight-complex="bold"/>
    </style:style>
    <style:style style:name="P5" style:family="paragraph" style:parent-style-name="Standard">
      <style:text-properties style:font-name="FreeSerif1" fo:font-weight="bold" officeooo:rsid="001b3a26" officeooo:paragraph-rsid="002ee358" style:font-weight-asian="bold" style:font-weight-complex="bold"/>
    </style:style>
    <style:style style:name="P6" style:family="paragraph" style:parent-style-name="Standard">
      <style:text-properties style:font-name="FreeSerif1" officeooo:rsid="0017b8a9" officeooo:paragraph-rsid="002ee358"/>
    </style:style>
    <style:style style:name="P7" style:family="paragraph" style:parent-style-name="Standard">
      <style:text-properties style:font-name="FreeSerif1" officeooo:rsid="001b3a26" officeooo:paragraph-rsid="002ee358"/>
    </style:style>
    <style:style style:name="P8" style:family="paragraph" style:parent-style-name="Standard">
      <style:text-properties officeooo:paragraph-rsid="002ee358"/>
    </style:style>
    <style:style style:name="P9" style:family="paragraph" style:parent-style-name="Text_20_body">
      <style:text-properties style:font-name="FreeSerif2"/>
    </style:style>
    <style:style style:name="P10" style:family="paragraph" style:parent-style-name="Text_20_body">
      <style:text-properties style:font-name="FreeSerif2" fo:language="en" fo:country="US"/>
    </style:style>
    <style:style style:name="P11" style:family="paragraph" style:parent-style-name="Text_20_body">
      <style:text-properties style:font-name="FreeSerif2" fo:language="en" fo:country="US" officeooo:rsid="000f25ca" officeooo:paragraph-rsid="000f25ca"/>
    </style:style>
    <style:style style:name="P12" style:family="paragraph" style:parent-style-name="Text_20_body">
      <style:text-properties style:font-name="FreeSerif2" fo:language="en" fo:country="US" officeooo:rsid="00109b28" officeooo:paragraph-rsid="00109b28"/>
    </style:style>
    <style:style style:name="P13" style:family="paragraph" style:parent-style-name="Text_20_body">
      <style:text-properties style:font-name="FreeSerif2" fo:language="en" fo:country="US" officeooo:rsid="001421bb" officeooo:paragraph-rsid="001421bb"/>
    </style:style>
    <style:style style:name="P14" style:family="paragraph" style:parent-style-name="Text_20_body">
      <style:text-properties style:font-name="FreeSerif2" fo:language="en" fo:country="US" fo:font-style="italic" officeooo:rsid="000e42b9" officeooo:paragraph-rsid="002e895b" style:font-style-asian="italic" style:font-style-complex="italic"/>
    </style:style>
    <style:style style:name="P15" style:family="paragraph" style:parent-style-name="Text_20_body">
      <style:text-properties style:font-name="FreeSerif2" fo:language="en" fo:country="US" fo:font-style="italic" officeooo:rsid="0012593c" officeooo:paragraph-rsid="002e895b" style:font-style-asian="italic" style:font-style-complex="italic"/>
    </style:style>
    <style:style style:name="P16" style:family="paragraph" style:parent-style-name="Text_20_body">
      <style:text-properties style:font-name="FreeSerif2" fo:language="en" fo:country="US" officeooo:rsid="000e42b9" officeooo:paragraph-rsid="002e895b"/>
    </style:style>
    <style:style style:name="P17" style:family="paragraph" style:parent-style-name="Text_20_body">
      <style:text-properties style:font-name="FreeSerif2" fo:language="en" fo:country="US" officeooo:rsid="000c3b45" officeooo:paragraph-rsid="002e895b"/>
    </style:style>
    <style:style style:name="P18" style:family="paragraph" style:parent-style-name="Text_20_body">
      <style:text-properties style:font-name="FreeSerif2" fo:language="en" fo:country="US" officeooo:rsid="001ca4d0" officeooo:paragraph-rsid="002e895b"/>
    </style:style>
    <style:style style:name="P19" style:family="paragraph" style:parent-style-name="Text_20_body">
      <style:text-properties style:font-name="FreeSerif2" fo:language="en" fo:country="US" fo:font-style="normal" officeooo:rsid="00176d1a" officeooo:paragraph-rsid="002e895b" style:font-style-asian="normal" style:font-style-complex="normal"/>
    </style:style>
    <style:style style:name="P20" style:family="paragraph" style:parent-style-name="Text_20_body">
      <style:text-properties style:font-name="FreeSerif2" fo:language="en" fo:country="US" fo:font-style="normal" officeooo:rsid="0012aa10" officeooo:paragraph-rsid="002e895b" style:font-style-asian="normal" style:font-style-complex="normal"/>
    </style:style>
    <style:style style:name="P21" style:family="paragraph" style:parent-style-name="Text_20_body">
      <style:text-properties style:font-name="FreeSerif2" fo:language="en" fo:country="US" fo:font-style="normal" officeooo:rsid="00162884" officeooo:paragraph-rsid="002e895b" style:font-style-asian="normal" style:font-style-complex="normal"/>
    </style:style>
    <style:style style:name="P22"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23"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1a949f"/>
    </style:style>
    <style:style style:name="P24"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0ebeb"/>
    </style:style>
    <style:style style:name="P25" style:family="paragraph" style:parent-style-name="Text_20_body">
      <style:text-properties fo:font-variant="normal" fo:text-transform="none" fo:color="#24292e" style:font-name="FreeSerif2" fo:font-size="12pt" fo:letter-spacing="normal" fo:language="en" fo:country="US" fo:font-style="normal" fo:font-weight="normal" officeooo:rsid="000f25ca" officeooo:paragraph-rsid="002ee358"/>
    </style:style>
    <style:style style:name="P26" style:family="paragraph" style:parent-style-name="Text_20_body">
      <style:text-properties fo:font-variant="normal" fo:text-transform="none" fo:color="#24292e" style:font-name="FreeSerif2" fo:font-size="12pt" fo:letter-spacing="normal" fo:language="en" fo:country="US" fo:font-style="normal" fo:font-weight="normal" officeooo:rsid="00145d4b" officeooo:paragraph-rsid="00145d4b"/>
    </style:style>
    <style:style style:name="P27" style:family="paragraph" style:parent-style-name="Text_20_body">
      <style:text-properties fo:font-variant="normal" fo:text-transform="none" fo:color="#24292e" style:font-name="FreeSerif2" fo:font-size="12pt" fo:letter-spacing="normal" fo:language="en" fo:country="US" fo:font-style="normal" fo:font-weight="normal" officeooo:rsid="001a949f" officeooo:paragraph-rsid="001a949f"/>
    </style:style>
    <style:style style:name="P28" style:family="paragraph" style:parent-style-name="Text_20_body">
      <style:text-properties fo:font-variant="normal" fo:text-transform="none" fo:color="#24292e" style:font-name="FreeSerif2" fo:font-size="12pt" fo:letter-spacing="normal" fo:language="en" fo:country="US" fo:font-style="normal" fo:font-weight="normal" officeooo:rsid="0027fdeb" officeooo:paragraph-rsid="0027fdeb"/>
    </style:style>
    <style:style style:name="P29" style:family="paragraph" style:parent-style-name="Text_20_body">
      <style:text-properties fo:font-variant="normal" fo:text-transform="none" fo:color="#24292e" style:font-name="FreeSerif2" fo:font-size="12pt" fo:letter-spacing="normal" fo:language="en" fo:country="US" fo:font-style="normal" fo:font-weight="normal" officeooo:rsid="002cab41" officeooo:paragraph-rsid="002cab41"/>
    </style:style>
    <style:style style:name="P30" style:family="paragraph" style:parent-style-name="Text_20_body">
      <style:text-properties fo:font-variant="normal" fo:text-transform="none" fo:color="#24292e" style:font-name="FreeSerif1" fo:font-size="12pt" fo:letter-spacing="normal" fo:font-style="normal" fo:font-weight="normal" officeooo:paragraph-rsid="002e895b"/>
    </style:style>
    <style:style style:name="P31" style:family="paragraph" style:parent-style-name="Text_20_body">
      <style:text-properties fo:font-variant="normal" fo:text-transform="none" fo:color="#222222" style:font-name="FreeSerif1" fo:font-size="12pt" fo:letter-spacing="normal" fo:font-style="normal" fo:font-weight="normal" officeooo:rsid="001bf5ad" officeooo:paragraph-rsid="002ee358" style:font-size-asian="10.5pt" style:font-size-complex="12pt"/>
    </style:style>
    <style:style style:name="P32" style:family="paragraph" style:parent-style-name="Text_20_body">
      <style:text-properties fo:language="en" fo:country="US" officeooo:paragraph-rsid="000f25ca"/>
    </style:style>
    <style:style style:name="P33" style:family="paragraph" style:parent-style-name="Text_20_body">
      <style:text-properties officeooo:rsid="0020ebeb" officeooo:paragraph-rsid="0020ebeb"/>
    </style:style>
    <style:style style:name="P34" style:family="paragraph" style:parent-style-name="Text_20_body">
      <style:text-properties fo:font-size="12pt" officeooo:rsid="002057f1" officeooo:paragraph-rsid="002057f1" style:font-size-asian="12pt" style:font-size-complex="12pt"/>
    </style:style>
    <style:style style:name="P35" style:family="paragraph" style:parent-style-name="Text_20_body">
      <style:text-properties fo:font-size="12pt" officeooo:rsid="0020ebeb" officeooo:paragraph-rsid="0020ebeb" style:font-size-asian="12pt" style:font-size-complex="12pt"/>
    </style:style>
    <style:style style:name="P36" style:family="paragraph" style:parent-style-name="Text_20_body">
      <style:text-properties officeooo:paragraph-rsid="002057f1"/>
    </style:style>
    <style:style style:name="P37" style:family="paragraph" style:parent-style-name="Text_20_body">
      <style:text-properties officeooo:rsid="002057f1" officeooo:paragraph-rsid="002e4d8e"/>
    </style:style>
    <style:style style:name="P38" style:family="paragraph" style:parent-style-name="Text_20_body">
      <style:text-properties fo:font-style="italic" officeooo:paragraph-rsid="002e895b" style:font-style-asian="italic" style:font-style-complex="italic"/>
    </style:style>
    <style:style style:name="P39" style:family="paragraph" style:parent-style-name="Text_20_body">
      <style:text-properties fo:font-style="italic" fo:font-weight="normal" officeooo:rsid="000f8514" officeooo:paragraph-rsid="002e895b" style:font-style-asian="italic" style:font-weight-asian="normal" style:font-style-complex="italic" style:font-weight-complex="normal"/>
    </style:style>
    <style:style style:name="P40" style:family="paragraph" style:parent-style-name="Text_20_body">
      <style:text-properties officeooo:paragraph-rsid="002e895b"/>
    </style:style>
    <style:style style:name="P41" style:family="paragraph" style:parent-style-name="Text_20_body">
      <style:text-properties style:font-name="FreeSerif1" fo:font-size="12pt" officeooo:rsid="001a089b" officeooo:paragraph-rsid="002ee358" style:font-size-asian="10.5pt" style:font-size-complex="12pt"/>
    </style:style>
    <style:style style:name="P42" style:family="paragraph" style:parent-style-name="Text_20_body">
      <style:text-properties style:font-name="FreeSerif1" officeooo:rsid="00196c13" officeooo:paragraph-rsid="002ee358"/>
    </style:style>
    <style:style style:name="P43" style:family="paragraph" style:parent-style-name="Text_20_body">
      <style:text-properties style:font-name="FreeSerif1" fo:font-weight="normal" officeooo:rsid="00248429" officeooo:paragraph-rsid="002ee358" style:font-weight-asian="normal" style:font-weight-complex="normal"/>
    </style:style>
    <style:style style:name="P44" style:family="paragraph" style:parent-style-name="Text_20_body">
      <style:text-properties style:font-name="FreeSerif1" fo:font-weight="normal" officeooo:rsid="00259a6b" officeooo:paragraph-rsid="002ee358" style:font-weight-asian="normal" style:font-weight-complex="normal"/>
    </style:style>
    <style:style style:name="P45" style:family="paragraph" style:parent-style-name="Text_20_body">
      <style:text-properties style:font-name="FreeSerif1" officeooo:rsid="002bf709" officeooo:paragraph-rsid="002ee358"/>
    </style:style>
    <style:style style:name="P46" style:family="paragraph" style:parent-style-name="Text_20_body">
      <style:text-properties style:font-name="FreeSerif1" fo:font-weight="bold" officeooo:rsid="00301b13" officeooo:paragraph-rsid="002ee358" style:font-weight-asian="bold" style:font-weight-complex="bold"/>
    </style:style>
    <style:style style:name="P47" style:family="paragraph" style:parent-style-name="Text_20_body">
      <style:text-properties style:font-name="FreeSerif1" fo:font-weight="bold" officeooo:paragraph-rsid="002ee358" style:font-weight-asian="bold" style:font-weight-complex="bold"/>
    </style:style>
    <style:style style:name="P48" style:family="paragraph" style:parent-style-name="Text_20_body">
      <style:text-properties style:font-name="FreeSerif1" officeooo:rsid="00301b13" officeooo:paragraph-rsid="002ee358"/>
    </style:style>
    <style:style style:name="P49" style:family="paragraph" style:parent-style-name="Text_20_body">
      <style:text-properties style:font-name="FreeSerif1" officeooo:rsid="000e84fa" officeooo:paragraph-rsid="002ee358"/>
    </style:style>
    <style:style style:name="P50" style:family="paragraph" style:parent-style-name="Text_20_body">
      <style:text-properties style:font-name="FreeSerif1" officeooo:paragraph-rsid="002ee358"/>
    </style:style>
    <style:style style:name="P51" style:family="paragraph" style:parent-style-name="Text_20_body">
      <style:text-properties officeooo:rsid="00259a6b" officeooo:paragraph-rsid="002ee358"/>
    </style:style>
    <style:style style:name="P52" style:family="paragraph" style:parent-style-name="Text_20_body">
      <style:text-properties officeooo:paragraph-rsid="002ee358"/>
    </style:style>
    <style:style style:name="P53"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style:style>
    <style:style style:name="P5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style:style>
    <style:style style:name="P5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FreeSerif2" fo:font-size="12pt" fo:letter-spacing="normal" fo:language="en" fo:country="US" fo:font-style="normal" fo:font-weight="normal" officeooo:rsid="00109b28" officeooo:paragraph-rsid="00109b28"/>
    </style:style>
    <style:style style:name="P56" style:family="paragraph" style:parent-style-name="Text_20_body">
      <style:paragraph-properties fo:break-before="page"/>
      <style:text-properties style:font-name="FreeSerif2" fo:language="en" fo:country="US" fo:font-style="italic" officeooo:rsid="0012593c" officeooo:paragraph-rsid="002e895b" style:font-style-asian="italic" style:font-style-complex="italic"/>
    </style:style>
    <style:style style:name="P57"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2e895b"/>
    </style:style>
    <style:style style:name="P58" style:family="paragraph" style:parent-style-name="Text_20_body">
      <style:paragraph-properties fo:break-before="page"/>
      <style:text-properties fo:font-variant="normal" fo:text-transform="none" fo:color="#24292e" style:font-name="FreeSerif2" fo:font-size="12pt" fo:letter-spacing="normal" fo:language="en" fo:country="US" fo:font-style="normal" fo:font-weight="normal" officeooo:rsid="000f25ca" officeooo:paragraph-rsid="000f25ca"/>
    </style:style>
    <style:style style:name="P59" style:family="paragraph" style:parent-style-name="Text_20_body">
      <style:paragraph-properties fo:break-before="page"/>
      <style:text-properties officeooo:paragraph-rsid="002e895b"/>
    </style:style>
    <style:style style:name="P60" style:family="paragraph" style:parent-style-name="Text_20_body">
      <style:paragraph-properties fo:break-before="page"/>
      <style:text-properties style:font-name="FreeSerif1" fo:font-size="12pt" officeooo:rsid="001a089b" officeooo:paragraph-rsid="002ee358" style:font-size-asian="10.5pt" style:font-size-complex="12pt"/>
    </style:style>
    <style:style style:name="P61" style:family="paragraph" style:parent-style-name="Text_20_body">
      <style:paragraph-properties fo:break-before="page"/>
      <style:text-properties style:font-name="FreeSerif1" officeooo:paragraph-rsid="002ee358"/>
    </style:style>
    <style:style style:name="P62" style:family="paragraph" style:parent-style-name="Standard">
      <style:text-properties fo:font-variant="normal" fo:text-transform="none" fo:color="#333333" style:font-name="FreeSerif1" fo:font-size="12pt" fo:letter-spacing="normal" fo:language="en" fo:country="US" fo:font-style="normal" fo:font-weight="normal" officeooo:rsid="00118d85" officeooo:paragraph-rsid="002ee358" style:font-size-asian="10.5pt" style:font-size-complex="12pt"/>
    </style:style>
    <style:style style:name="P63" style:family="paragraph" style:parent-style-name="Text_20_body" style:list-style-name="L1">
      <style:text-properties officeooo:paragraph-rsid="002e895b"/>
    </style:style>
    <style:style style:name="P64" style:family="paragraph" style:parent-style-name="Text_20_body">
      <style:text-properties style:font-name="FreeSerif2" fo:language="en" fo:country="US" fo:font-style="normal" officeooo:rsid="00162884" officeooo:paragraph-rsid="002e895b" style:font-style-asian="normal" style:font-style-complex="normal"/>
    </style:style>
    <style:style style:name="P65" style:family="paragraph" style:parent-style-name="Text_20_body">
      <style:text-properties fo:font-variant="normal" fo:text-transform="none" fo:color="#24292e" style:font-name="FreeSerif1" fo:font-size="12pt" fo:letter-spacing="normal" fo:language="en" fo:country="US" fo:font-style="normal" fo:font-weight="normal" officeooo:rsid="00118d85" officeooo:paragraph-rsid="002ee358" style:font-size-asian="10.5pt" style:font-size-complex="12pt"/>
    </style:style>
    <style:style style:name="P66" style:family="paragraph" style:parent-style-name="Text_20_body">
      <style:text-properties style:font-name="FreeSerif1" officeooo:rsid="00301b13" officeooo:paragraph-rsid="002ee358"/>
    </style:style>
    <style:style style:name="P67" style:family="paragraph" style:parent-style-name="Heading_20_3">
      <style:text-properties style:font-name="FreeSans" fo:font-size="12pt" fo:language="en" fo:country="US" style:font-size-asian="12pt" style:font-size-complex="12pt"/>
    </style:style>
    <style:style style:name="P68" style:family="paragraph" style:parent-style-name="Heading_20_3">
      <style:text-properties fo:font-size="12pt" style:font-size-asian="12pt" style:font-size-complex="12pt"/>
    </style:style>
    <style:style style:name="P69" style:family="paragraph" style:parent-style-name="Heading_20_3">
      <style:text-properties fo:font-size="12pt" officeooo:rsid="002057f1" officeooo:paragraph-rsid="002057f1" style:font-size-asian="12pt" style:font-size-complex="12pt"/>
    </style:style>
    <style:style style:name="P70" style:family="paragraph" style:parent-style-name="Heading_20_3">
      <style:text-properties fo:font-size="12pt" officeooo:rsid="001b5356" officeooo:paragraph-rsid="002ee358" style:font-size-asian="12pt" style:font-size-complex="12pt"/>
    </style:style>
    <style:style style:name="P71" style:family="paragraph" style:parent-style-name="Heading_20_3">
      <style:text-properties officeooo:paragraph-rsid="002e895b"/>
    </style:style>
    <style:style style:name="P72" style:family="paragraph" style:parent-style-name="Heading_20_3">
      <style:text-properties style:font-name="FreeSans2" fo:font-size="12pt" officeooo:rsid="0018f981" officeooo:paragraph-rsid="002ee358" style:font-size-asian="10.5pt" style:font-size-complex="12pt"/>
    </style:style>
    <style:style style:name="P73" style:family="paragraph" style:parent-style-name="Heading_20_3">
      <style:text-properties style:font-name="FreeSans2" fo:font-size="12pt" officeooo:rsid="000e84fa" officeooo:paragraph-rsid="002ee358" style:font-size-asian="12pt" style:font-size-complex="12pt"/>
    </style:style>
    <style:style style:name="P74" style:family="paragraph" style:parent-style-name="Heading_20_3">
      <style:text-properties style:font-name="FreeSerif1" fo:font-size="12pt" officeooo:rsid="00301b13" officeooo:paragraph-rsid="002ee358" style:font-size-asian="12pt" style:font-size-complex="12pt"/>
    </style:style>
    <style:style style:name="P75" style:family="paragraph" style:parent-style-name="Heading_20_3">
      <style:paragraph-properties fo:break-before="page"/>
      <style:text-properties style:font-name="FreeSans2" fo:font-size="12pt" fo:font-weight="bold" officeooo:rsid="0021758d" officeooo:paragraph-rsid="002ee358" style:font-name-asian="Droid Sans Fallback" style:font-size-asian="10.5pt" style:font-weight-asian="bold" style:font-name-complex="FreeSans3" style:font-size-complex="12pt" style:font-weight-complex="bold"/>
    </style:style>
    <style:style style:name="P76" style:family="paragraph" style:parent-style-name="Heading_20_2">
      <style:text-properties fo:language="en" fo:country="US" officeooo:rsid="0008e496" officeooo:paragraph-rsid="002e895b"/>
    </style:style>
    <style:style style:name="P77" style:family="paragraph">
      <loext:graphic-properties draw:fill="solid" draw:fill-color="#eeeeee"/>
      <style:paragraph-properties style:writing-mode="lr-tb"/>
      <style:text-properties style:font-name="Source Code Pro Medium" fo:font-size="12pt"/>
    </style:style>
    <style:style style:name="P78" style:family="paragraph">
      <loext:graphic-properties draw:fill="solid" draw:fill-color="#eeeeee"/>
      <style:paragraph-properties style:writing-mode="lr-tb"/>
      <style:text-properties style:font-name="Source Code Pro Medium"/>
    </style:style>
    <style:style style:name="P79" style:family="paragraph">
      <loext:graphic-properties draw:fill="solid" draw:fill-color="#eeeeee"/>
      <style:paragraph-properties style:writing-mode="lr-tb"/>
    </style:style>
    <style:style style:name="P80" style:family="paragraph">
      <loext:graphic-properties draw:fill="solid" draw:fill-color="#eeeeee"/>
      <style:paragraph-properties style:writing-mode="lr-tb"/>
      <style:text-properties fo:font-size="12pt"/>
    </style:style>
    <style:style style:name="P81" style:family="paragraph">
      <style:paragraph-properties fo:margin-left="0in" fo:margin-right="0in" fo:margin-top="0in" fo:margin-bottom="0.1665in" fo:text-indent="0in"/>
    </style:style>
    <style:style style:name="P82" style:family="paragraph">
      <loext:graphic-properties draw:fill="solid" draw:fill-color="#eeeeee"/>
      <style:paragraph-properties fo:margin-left="0in" fo:margin-right="0in" fo:margin-top="0in" fo:margin-bottom="0.1665in" fo:text-indent="0in" style:writing-mode="lr-tb"/>
      <style:text-properties style:font-name="Source Code Pro Medium" fo:font-size="12pt" style:font-name-complex="FreeSerif2"/>
    </style:style>
    <style:style style:name="P83" style:family="paragraph">
      <loext:graphic-properties draw:fill="solid" draw:fill-color="#eeeeee"/>
      <style:paragraph-properties style:writing-mode="lr-tb"/>
      <style:text-properties fo:color="#000000" style:font-name="Source Code Pro Medium" fo:font-size="12pt"/>
    </style:style>
    <style:style style:name="P84" style:family="paragraph">
      <loext:graphic-properties draw:fill="solid" draw:fill-color="#eeeeee"/>
      <style:paragraph-properties style:writing-mode="lr-tb"/>
      <style:text-properties style:font-name="Source Code Pro Medium" fo:font-size="10pt" style:font-size-asian="10pt" style:font-size-complex="10pt"/>
    </style:style>
    <style:style style:name="P85" style:family="paragraph">
      <loext:graphic-properties draw:fill="solid" draw:fill-color="#eeeeee"/>
      <style:text-properties style:font-name="Source Code Pro Medium" fo:font-size="10pt" style:font-size-asian="10pt" style:font-size-complex="10pt"/>
    </style:style>
    <style:style style:name="P86" style:family="paragraph">
      <loext:graphic-properties draw:fill="solid" draw:fill-color="#eeeeee"/>
      <style:text-properties style:font-name="FreeSerif1" fo:font-size="11pt" style:font-size-asian="11pt" style:font-size-complex="11pt"/>
    </style:style>
    <style:style style:name="T1" style:family="text">
      <style:text-properties officeooo:rsid="000fb29d"/>
    </style:style>
    <style:style style:name="T2" style:family="text">
      <style:text-properties officeooo:rsid="00108253"/>
    </style:style>
    <style:style style:name="T3" style:family="text">
      <style:text-properties officeooo:rsid="00135d63"/>
    </style:style>
    <style:style style:name="T4" style:family="text">
      <style:text-properties officeooo:rsid="001596c2"/>
    </style:style>
    <style:style style:name="T5" style:family="text">
      <style:text-properties officeooo:rsid="001d82d0"/>
    </style:style>
    <style:style style:name="T6" style:family="text">
      <style:text-properties fo:font-size="12pt" style:font-size-asian="12pt" style:font-size-complex="12pt"/>
    </style:style>
    <style:style style:name="T7" style:family="text">
      <style:text-properties fo:font-size="12pt" officeooo:rsid="0020ebeb" style:font-size-asian="12pt" style:font-size-complex="12pt"/>
    </style:style>
    <style:style style:name="T8" style:family="text">
      <style:text-properties fo:font-size="12pt" officeooo:rsid="002253aa" style:font-size-asian="12pt" style:font-size-complex="12pt"/>
    </style:style>
    <style:style style:name="T9" style:family="text">
      <style:text-properties fo:font-size="12pt" officeooo:rsid="0027fdeb" style:font-size-asian="12pt" style:font-size-complex="12pt"/>
    </style:style>
    <style:style style:name="T10" style:family="text">
      <style:text-properties fo:font-size="12pt" officeooo:rsid="002057f1" style:font-size-asian="12pt" style:font-size-complex="12pt"/>
    </style:style>
    <style:style style:name="T11" style:family="text">
      <style:text-properties fo:font-size="12pt" officeooo:rsid="002ab565" style:font-size-asian="12pt" style:font-size-complex="12pt"/>
    </style:style>
    <style:style style:name="T12" style:family="text">
      <style:text-properties fo:font-size="12pt" officeooo:rsid="002e4d8e"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18f981" style:font-size-asian="10.5pt" style:font-size-complex="12pt"/>
    </style:style>
    <style:style style:name="T15" style:family="text">
      <style:text-properties fo:font-size="12pt" officeooo:rsid="001a089b" style:font-size-asian="10.5pt" style:font-size-complex="12pt"/>
    </style:style>
    <style:style style:name="T16" style:family="text">
      <style:text-properties officeooo:rsid="0020ebeb"/>
    </style:style>
    <style:style style:name="T17" style:family="text">
      <style:text-properties fo:color="#333333"/>
    </style:style>
    <style:style style:name="T18" style:family="text">
      <style:text-properties fo:color="#333333" officeooo:rsid="002253aa"/>
    </style:style>
    <style:style style:name="T19" style:family="text">
      <style:text-properties fo:color="#333333" officeooo:rsid="002360ec"/>
    </style:style>
    <style:style style:name="T20" style:family="text">
      <style:text-properties fo:color="#333333" officeooo:rsid="00253c3c"/>
    </style:style>
    <style:style style:name="T21" style:family="text">
      <style:text-properties fo:color="#333333" style:font-name="FreeSerif1" officeooo:rsid="00118d85" style:font-size-asian="10.5pt" style:font-size-complex="12pt"/>
    </style:style>
    <style:style style:name="T22" style:family="text">
      <style:text-properties fo:color="#333333" style:font-name="FreeSerif1" officeooo:rsid="000ff39b" style:font-size-asian="10.5pt" style:font-size-complex="12pt"/>
    </style:style>
    <style:style style:name="T23" style:family="text">
      <style:text-properties fo:color="#333333" style:font-name="FreeSerif1" officeooo:rsid="002ee358" style:font-size-asian="10.5pt" style:font-size-complex="12pt"/>
    </style:style>
    <style:style style:name="T24" style:family="text">
      <style:text-properties fo:language="en" fo:country="US" officeooo:rsid="002253aa"/>
    </style:style>
    <style:style style:name="T25" style:family="text">
      <style:text-properties fo:language="en" fo:country="US" officeooo:rsid="0008e496"/>
    </style:style>
    <style:style style:name="T26" style:family="text">
      <style:text-properties fo:language="en" fo:country="US" officeooo:rsid="000a82bc"/>
    </style:style>
    <style:style style:name="T27" style:family="text">
      <style:text-properties fo:language="en" fo:country="US" officeooo:rsid="001ff16b"/>
    </style:style>
    <style:style style:name="T28" style:family="text">
      <style:text-properties fo:language="en" fo:country="US" officeooo:rsid="002e895b"/>
    </style:style>
    <style:style style:name="T29" style:family="text">
      <style:text-properties fo:font-variant="normal" fo:text-transform="none" fo:color="#24292e" style:font-name="FreeSerif" fo:font-size="12pt" fo:letter-spacing="normal" fo:font-style="normal" fo:font-weight="normal" officeooo:rsid="002ab565" style:font-size-asian="12pt" style:font-size-complex="12pt"/>
    </style:style>
    <style:style style:name="T30" style:family="text">
      <style:text-properties fo:font-variant="normal" fo:text-transform="none" fo:color="#24292e" style:font-name="FreeSerif" fo:font-size="12pt" fo:letter-spacing="normal" fo:font-style="normal" fo:font-weight="normal" officeooo:rsid="002bdd1f" style:font-size-asian="12pt" style:font-size-complex="12pt"/>
    </style:style>
    <style:style style:name="T31" style:family="text">
      <style:text-properties fo:font-variant="normal" fo:text-transform="none" fo:color="#24292e" style:font-name="FreeSerif" fo:font-size="12pt" fo:letter-spacing="normal" fo:font-style="normal" fo:font-weight="normal" officeooo:rsid="002057f1" style:font-size-asian="12pt" style:font-size-complex="12pt"/>
    </style:style>
    <style:style style:name="T32" style:family="text">
      <style:text-properties fo:font-variant="normal" fo:text-transform="none" fo:color="#24292e" style:font-name="FreeSerif" fo:font-size="12pt" fo:letter-spacing="normal" fo:font-style="normal" fo:font-weight="normal" officeooo:rsid="002cab41" style:font-size-asian="12pt" style:font-size-complex="12pt"/>
    </style:style>
    <style:style style:name="T33" style:family="text">
      <style:text-properties fo:font-variant="normal" fo:text-transform="none" fo:color="#24292e" style:font-name="FreeSerif" fo:font-size="12pt" fo:letter-spacing="normal" fo:font-style="normal" fo:font-weight="normal" officeooo:rsid="002e4d8e" style:font-size-asian="12pt" style:font-size-complex="12pt"/>
    </style:style>
    <style:style style:name="T34" style:family="text">
      <style:text-properties fo:font-variant="normal" fo:text-transform="none" fo:color="#24292e" style:font-name="FreeSerif1" fo:font-size="12pt" fo:letter-spacing="normal" fo:language="en" fo:country="US" fo:font-style="normal" fo:font-weight="normal" officeooo:rsid="000ff39b"/>
    </style:style>
    <style:style style:name="T35" style:family="text">
      <style:text-properties fo:font-variant="normal" fo:text-transform="none" fo:color="#24292e" style:font-name="FreeSerif1" fo:font-size="12pt" fo:letter-spacing="normal" fo:language="en" fo:country="US" fo:font-style="normal" fo:font-weight="normal" officeooo:rsid="001ec805"/>
    </style:style>
    <style:style style:name="T36" style:family="text">
      <style:text-properties fo:font-variant="normal" fo:text-transform="none" fo:color="#24292e" style:font-name="FreeSerif1" fo:font-size="12pt" fo:letter-spacing="normal" fo:language="en" fo:country="US" fo:font-style="normal" fo:font-weight="normal" officeooo:rsid="0008e496"/>
    </style:style>
    <style:style style:name="T37" style:family="text">
      <style:text-properties fo:font-variant="normal" fo:text-transform="none" fo:color="#24292e" style:font-name="FreeSerif1" fo:font-size="12pt" fo:letter-spacing="normal" fo:language="en" fo:country="US" fo:font-style="normal" fo:font-weight="normal" officeooo:rsid="002e895b"/>
    </style:style>
    <style:style style:name="T38" style:family="text">
      <style:text-properties fo:font-variant="normal" fo:text-transform="none" fo:color="#222222" style:font-name="FreeSerif1" fo:font-size="12pt" fo:letter-spacing="normal" fo:font-style="normal" fo:font-weight="normal" officeooo:rsid="001bf5ad" style:font-size-asian="10.5pt" style:font-size-complex="12pt"/>
    </style:style>
    <style:style style:name="T39" style:family="text">
      <style:text-properties style:font-name="FreeSans"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40" style:family="text">
      <style:text-properties style:font-name="FreeSans"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41" style:family="text">
      <style:text-properties style:font-name="FreeSans"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42" style:family="text">
      <style:text-properties style:font-name="FreeSerif2" fo:language="en" fo:country="US"/>
    </style:style>
    <style:style style:name="T43" style:family="text">
      <style:text-properties style:font-name="FreeSerif2" fo:language="en" fo:country="US" officeooo:rsid="000e42b9"/>
    </style:style>
    <style:style style:name="T44" style:family="text">
      <style:text-properties style:font-name="FreeSerif2" fo:language="en" fo:country="US" officeooo:rsid="001c308b"/>
    </style:style>
    <style:style style:name="T45" style:family="text">
      <style:text-properties style:font-name="FreeSerif2" fo:language="en" fo:country="US" officeooo:rsid="000f8514"/>
    </style:style>
    <style:style style:name="T46" style:family="text">
      <style:text-properties style:font-name="FreeSerif2" fo:language="en" fo:country="US" officeooo:rsid="001ff16b"/>
    </style:style>
    <style:style style:name="T47" style:family="text">
      <style:text-properties style:font-name="FreeSerif2" fo:language="en" fo:country="US" officeooo:rsid="00179df4"/>
    </style:style>
    <style:style style:name="T48" style:family="text">
      <style:text-properties style:font-name="FreeSerif2" fo:language="en" fo:country="US" officeooo:rsid="00198721"/>
    </style:style>
    <style:style style:name="T49" style:family="text">
      <style:text-properties style:font-name="FreeSerif2" fo:language="en" fo:country="US" fo:font-style="normal" officeooo:rsid="0012aa10" style:font-style-asian="normal" style:font-style-complex="normal"/>
    </style:style>
    <style:style style:name="T50" style:family="text">
      <style:text-properties style:font-name="FreeSerif2" fo:language="en" fo:country="US" fo:font-style="normal" officeooo:rsid="001407b7" style:font-style-asian="normal" style:font-style-complex="normal"/>
    </style:style>
    <style:style style:name="T51" style:family="text">
      <style:text-properties style:font-name="FreeSerif2" fo:language="en" fo:country="US" fo:font-style="normal" officeooo:rsid="00179df4" style:font-style-asian="normal" style:font-style-complex="normal"/>
    </style:style>
    <style:style style:name="T52" style:family="text">
      <style:text-properties style:font-name="FreeSerif2" fo:language="en" fo:country="US" fo:font-style="normal" officeooo:rsid="00162884" style:font-style-asian="normal" style:font-style-complex="normal"/>
    </style:style>
    <style:style style:name="T53" style:family="text">
      <style:text-properties style:font-name="FreeSerif2" fo:language="en" fo:country="US" officeooo:rsid="000f25ca"/>
    </style:style>
    <style:style style:name="T54" style:family="text">
      <style:text-properties style:font-name="FreeSerif2" fo:language="en" fo:country="US" officeooo:rsid="0020ebeb"/>
    </style:style>
    <style:style style:name="T55" style:family="text">
      <style:text-properties style:font-name="FreeSerif2" fo:language="en" fo:country="US" officeooo:rsid="002e895b"/>
    </style:style>
    <style:style style:name="T56" style:family="text">
      <style:text-properties officeooo:rsid="001ff16b"/>
    </style:style>
    <style:style style:name="T57" style:family="text">
      <style:text-properties officeooo:rsid="00179df4"/>
    </style:style>
    <style:style style:name="T58" style:family="text">
      <style:text-properties style:font-name="FreeSerif1"/>
    </style:style>
    <style:style style:name="T59" style:family="text">
      <style:text-properties style:font-name="FreeSerif1" officeooo:rsid="000ff39b"/>
    </style:style>
    <style:style style:name="T60" style:family="text">
      <style:text-properties style:font-name="FreeSerif1" officeooo:rsid="001ff16b"/>
    </style:style>
    <style:style style:name="T61" style:family="text">
      <style:text-properties style:font-name="FreeSerif1" fo:language="en" fo:country="US" officeooo:rsid="000ff39b"/>
    </style:style>
    <style:style style:name="T62" style:family="text">
      <style:text-properties style:font-name="FreeSerif1" fo:language="en" fo:country="US" officeooo:rsid="001ec805"/>
    </style:style>
    <style:style style:name="T63" style:family="text">
      <style:text-properties style:font-name="FreeSerif1" fo:language="en" fo:country="US" officeooo:rsid="0008e496"/>
    </style:style>
    <style:style style:name="T64" style:family="text">
      <style:text-properties style:font-name="FreeSerif1" officeooo:rsid="000ed631"/>
    </style:style>
    <style:style style:name="T65" style:family="text">
      <style:text-properties style:font-name="FreeSerif1" officeooo:rsid="001ec805"/>
    </style:style>
    <style:style style:name="T66" style:family="text">
      <style:text-properties style:font-name="FreeSerif1" officeooo:rsid="002e895b"/>
    </style:style>
    <style:style style:name="T67" style:family="text">
      <style:text-properties style:font-name="FreeSerif1" fo:font-size="12pt" officeooo:rsid="00118d85" style:font-size-asian="10.5pt" style:font-size-complex="12pt"/>
    </style:style>
    <style:style style:name="T68" style:family="text">
      <style:text-properties style:font-name="FreeSerif1" fo:font-size="12pt" officeooo:rsid="001bf5ad" style:font-size-asian="10.5pt" style:font-size-complex="12pt"/>
    </style:style>
    <style:style style:name="T69" style:family="text">
      <style:text-properties style:font-name="FreeSerif1" fo:font-size="12pt" officeooo:rsid="000ff39b" style:font-size-asian="10.5pt" style:font-size-complex="12pt"/>
    </style:style>
    <style:style style:name="T70" style:family="text">
      <style:text-properties style:font-name="FreeSerif1" fo:font-size="12pt" officeooo:rsid="001e56e6" style:font-size-asian="10.5pt" style:font-size-complex="12pt"/>
    </style:style>
    <style:style style:name="T71" style:family="text">
      <style:text-properties style:font-name="FreeSerif1" fo:font-size="12pt" officeooo:rsid="00259a6b" style:font-size-asian="10.5pt" style:font-size-complex="12pt"/>
    </style:style>
    <style:style style:name="T72" style:family="text">
      <style:text-properties style:font-name="FreeSerif1" fo:font-size="12pt" officeooo:rsid="001a089b" style:font-size-asian="10.5pt" style:font-size-complex="12pt"/>
    </style:style>
    <style:style style:name="T73" style:family="text">
      <style:text-properties style:font-name="FreeSerif1" fo:font-size="12pt" officeooo:rsid="002ee358" style:font-size-asian="10.5pt" style:font-size-complex="12pt"/>
    </style:style>
    <style:style style:name="T74" style:family="text">
      <style:text-properties style:font-name="FreeSerif1" fo:font-weight="normal" style:font-weight-asian="normal" style:font-weight-complex="normal"/>
    </style:style>
    <style:style style:name="T75" style:family="text">
      <style:text-properties style:font-name="FreeSerif1" fo:font-weight="normal" officeooo:rsid="00248429" style:font-weight-asian="normal" style:font-weight-complex="normal"/>
    </style:style>
    <style:style style:name="T76" style:family="text">
      <style:text-properties style:font-name="FreeSerif1" officeooo:rsid="002bf709"/>
    </style:style>
    <style:style style:name="T77" style:family="text">
      <style:text-properties style:font-name="FreeSerif1" officeooo:rsid="002ee358"/>
    </style:style>
    <style:style style:name="T78" style:family="text">
      <style:text-properties officeooo:rsid="002ee358"/>
    </style:style>
    <style:style style:name="T79" style:family="text">
      <style:text-properties officeooo:rsid="00219583"/>
    </style:style>
    <style:style style:name="T80" style:family="text">
      <style:text-properties officeooo:rsid="000fa27d"/>
    </style:style>
    <style:style style:name="T81" style:family="text">
      <style:text-properties officeooo:rsid="0019489e"/>
    </style:style>
    <style:style style:name="T82" style:family="text">
      <style:text-properties fo:color="#0000aa" style:font-name="Source Code Pro Medium" fo:font-size="12pt"/>
    </style:style>
    <style:style style:name="T83" style:family="text">
      <style:text-properties fo:color="#000000" style:font-name="Source Code Pro Medium" fo:font-size="12pt"/>
    </style:style>
    <style:style style:name="T84" style:family="text">
      <style:text-properties fo:color="#00aa00" style:font-name="Source Code Pro Medium" fo:font-size="12pt"/>
    </style:style>
    <style:style style:name="T85" style:family="text">
      <style:text-properties fo:color="#00aaaa" style:font-name="Source Code Pro Medium" fo:font-size="12pt"/>
    </style:style>
    <style:style style:name="T86" style:family="text">
      <style:text-properties fo:color="#1e90ff" style:font-name="Source Code Pro Medium" fo:font-size="12pt"/>
    </style:style>
    <style:style style:name="T87" style:family="text">
      <style:text-properties fo:color="#0000aa" style:font-name="Source Code Pro Medium"/>
    </style:style>
    <style:style style:name="T88" style:family="text">
      <style:text-properties fo:color="#000000" style:font-name="Source Code Pro Medium"/>
    </style:style>
    <style:style style:name="T89" style:family="text">
      <style:text-properties fo:color="#00aa00" style:font-name="Source Code Pro Medium"/>
    </style:style>
    <style:style style:name="T90" style:family="text">
      <style:text-properties fo:color="#aaaaaa" style:font-name="Source Code Pro Medium"/>
    </style:style>
    <style:style style:name="T91" style:family="text">
      <style:text-properties fo:color="#aa5500" style:font-name="Source Code Pro Medium"/>
    </style:style>
    <style:style style:name="T92" style:family="text">
      <style:text-properties fo:color="#00aaaa" style:font-name="Source Code Pro Medium"/>
    </style:style>
    <style:style style:name="T93" style:family="text">
      <style:text-properties fo:color="#000000"/>
    </style:style>
    <style:style style:name="T94" style:family="text">
      <style:text-properties fo:color="#aaaaaa" style:font-name="Source Code Pro Medium" fo:font-size="12pt"/>
    </style:style>
    <style:style style:name="T95" style:family="text">
      <style:text-properties fo:color="#000000" fo:font-size="12pt"/>
    </style:style>
    <style:style style:name="T96" style:family="text">
      <style:text-properties fo:color="#0000aa" style:font-name="Source Code Pro Medium" fo:font-size="12pt" style:font-name-complex="FreeSerif2"/>
    </style:style>
    <style:style style:name="T97" style:family="text">
      <style:text-properties fo:color="#000000" style:font-name="Source Code Pro Medium" fo:font-size="12pt" style:font-name-complex="FreeSerif2"/>
    </style:style>
    <style:style style:name="T98" style:family="text">
      <style:text-properties fo:color="#00aa00" style:font-name="Source Code Pro Medium" fo:font-size="12pt" style:font-name-complex="FreeSerif2"/>
    </style:style>
    <style:style style:name="T99" style:family="text">
      <style:text-properties fo:color="#000000" style:font-name="Source Code Pro Medium" fo:font-size="12pt" style:font-size-asian="12pt" style:font-name-complex="FreeSerif2"/>
    </style:style>
    <style:style style:name="T100" style:family="text">
      <style:text-properties fo:color="#00aaaa" style:font-name="Source Code Pro Medium" fo:font-size="12pt" style:font-name-complex="FreeSerif2"/>
    </style:style>
    <style:style style:name="T101" style:family="text">
      <style:text-properties fo:color="#1e90ff" style:font-name="Source Code Pro Medium" fo:font-size="12pt" style:font-name-complex="FreeSerif2"/>
    </style:style>
    <style:style style:name="T102" style:family="text">
      <style:text-properties fo:color="#aa5500" style:font-name="Source Code Pro Medium" fo:font-size="12pt"/>
    </style:style>
    <style:style style:name="T103" style:family="text">
      <style:text-properties fo:color="#888888" style:font-name="Source Code Pro Medium" fo:font-size="12pt"/>
    </style:style>
    <style:style style:name="T104" style:family="text">
      <style:text-properties style:font-name="Source Code Pro Medium" fo:font-size="12pt"/>
    </style:style>
    <style:style style:name="T105" style:family="text">
      <style:text-properties fo:color="#0000aa" style:font-name="Source Code Pro Medium" fo:font-size="10pt" style:font-size-asian="10pt" style:font-name-complex="FreeSerif1" style:font-size-complex="10pt"/>
    </style:style>
    <style:style style:name="T106" style:family="text">
      <style:text-properties fo:color="#000000" style:font-name="Source Code Pro Medium" fo:font-size="10pt" style:font-size-asian="10pt" style:font-name-complex="FreeSerif1" style:font-size-complex="10pt"/>
    </style:style>
    <style:style style:name="T107" style:family="text">
      <style:text-properties fo:color="#00aa00" style:font-name="Source Code Pro Medium" fo:font-size="10pt" style:font-size-asian="10pt" style:font-name-complex="FreeSerif1" style:font-size-complex="10pt"/>
    </style:style>
    <style:style style:name="T108" style:family="text">
      <style:text-properties fo:color="#00aaaa" style:font-name="Source Code Pro Medium" fo:font-size="10pt" style:font-size-asian="10pt" style:font-name-complex="FreeSerif1" style:font-size-complex="10pt"/>
    </style:style>
    <style:style style:name="T109" style:family="text">
      <style:text-properties fo:color="#aaaaaa" style:font-name="Source Code Pro Medium" fo:font-size="10pt" style:font-size-asian="10pt" style:font-name-complex="FreeSerif1" style:font-size-complex="10pt"/>
    </style:style>
    <style:style style:name="T110" style:family="text">
      <style:text-properties fo:color="#1e90ff" style:font-name="Source Code Pro Medium" fo:font-size="10pt" style:font-size-asian="10pt" style:font-name-complex="FreeSerif1" style:font-size-complex="10pt"/>
    </style:style>
    <style:style style:name="T111" style:family="text">
      <style:text-properties fo:color="#aa5500" style:font-name="Source Code Pro Medium" fo:font-size="10pt" style:font-size-asian="10pt" style:font-name-complex="FreeSerif1" style:font-size-complex="10pt"/>
    </style:style>
    <style:style style:name="T112" style:family="text">
      <style:text-properties fo:color="#009999" style:font-name="Source Code Pro Medium" fo:font-size="10pt" style:font-size-asian="10pt" style:font-name-complex="FreeSerif1" style:font-size-complex="10pt"/>
    </style:style>
    <style:style style:name="T113" style:family="text">
      <style:text-properties fo:color="#888888" style:font-name="Source Code Pro Medium" fo:font-size="10pt" style:font-size-asian="10pt" style:font-name-complex="FreeSerif1" style:font-size-complex="10pt"/>
    </style:style>
    <style:style style:name="T114" style:family="text">
      <style:text-properties fo:color="#000000" style:font-name="FreeSerif1" fo:font-size="11pt" style:font-size-asian="11pt" style:font-name-complex="FreeSerif1" style:font-size-complex="11pt"/>
    </style:style>
    <style:style style:name="T115" style:family="text">
      <style:text-properties fo:color="#ff0000" style:font-name="Source Code Pro Medium" fo:font-size="10pt" style:font-size-asian="10pt" style:font-name-complex="FreeSerif1" style:font-size-complex="10pt"/>
    </style:style>
    <text:list-style style:name="L1">
      <text:list-level-style-bullet text:level="1" text:style-name="Character_5f_20_5f_style"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1.8882in" fo:padding-top="0.1201in" fo:padding-bottom="0.1201in" fo:padding-left="0.1201in" fo:padding-right="0.1201in"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3.1465in" fo:padding-top="0.1201in" fo:padding-bottom="0.1201in" fo:padding-left="0.1201in" fo:padding-right="0.12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width="0.139in" draw:marker-end-width="0.139in"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width="0.139in" draw:marker-end-width="0.139in"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eeeeee" fo:min-height="1.240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eeeeee" fo:min-height="2.1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eeeeee" fo:min-height="1.0492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solid" draw:fill-color="#eeeeee" fo:min-height="2.936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solid" draw:fill-color="#eeeeee" fo:min-height="2.7272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0" style:family="graphic">
      <style:graphic-properties draw:stroke="solid" svg:stroke-color="#000000" draw:fill="solid" draw:fill-color="#eeeeee" fo:min-height="0.4201in" fo:padding-top="0.1201in" fo:padding-bottom="0.1201in" fo:padding-left="0.1201in" fo:padding-right="0.120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11" style:family="graphic">
      <style:graphic-properties draw:stroke="solid" svg:stroke-color="#000000" draw:fill="solid" draw:fill-color="#eeeeee" draw:auto-grow-width="true" fo:min-height="2.3091in" fo:min-width="6.5165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solid" draw:fill-color="#eeeeee" draw:auto-grow-width="true" fo:min-height="2.30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solid" draw:fill-color="#eeeeee" draw:auto-grow-width="true" fo:min-height="1.2591in" fo:min-width="6.5689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solid" draw:fill-color="#eeeeee" draw:auto-grow-width="true" fo:min-height="3.3563in" fo:min-width="6.5701in" fo:padding-top="0.1201in" fo:padding-bottom="0.1201in" fo:padding-left="0.1201in" fo:padding-right="0.1201in"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6" style:family="graphic">
      <style:graphic-properties draw:stroke="solid" svg:stroke-color="#000000" draw:fill="solid" draw:fill-color="#eeeeee" fo:min-height="6.4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7" style:family="graphic">
      <style:graphic-properties draw:stroke="solid" svg:stroke-color="#000000" draw:fill="solid" draw:fill-color="#eeeeee" fo:min-height="5.2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8" style:family="graphic">
      <style:graphic-properties draw:stroke="solid" svg:stroke-color="#000000" draw:fill="solid" draw:fill-color="#eeeeee" fo:min-height="2.8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19" style:family="graphic">
      <style:graphic-properties draw:stroke="solid" svg:stroke-color="#000000" draw:fill="solid" draw:fill-color="#eeeeee" fo:min-height="5.95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0" style:family="graphic">
      <style:graphic-properties draw:stroke="solid" svg:stroke-color="#000000" draw:fill="solid" draw:fill-color="#eeeeee" fo:min-height="1.4008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style>
    <style:style style:name="gr21" style:family="graphic">
      <style:graphic-properties draw:stroke="solid" svg:stroke-color="#000000" draw:fill="solid" draw:fill-color="#eeeeee" fo:min-height="2.9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000000" draw:fill="solid" draw:fill-color="#eeeeee" fo:min-height="4.2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color="#000000" draw:fill="solid" draw:fill-color="#eeeeee" fo:min-height="5.2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solid" draw:fill-color="#eeeeee" fo:min-height="6.3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color="#000000" draw:fill="solid" draw:fill-color="#eeeeee" fo:min-height="3.85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color="#000000" draw:fill="solid" draw:fill-color="#eeeeee" fo:min-height="1.1008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000000" draw:fill="solid" draw:fill-color="#eeeeee" fo:min-height="1.5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color="#000000" draw:fill="solid" draw:fill-color="#eeeeee" fo:min-height="0.3673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000000" draw:fill="solid" draw:fill-color="#eeeeee" fo:min-height="0.5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000000" draw:fill="solid" draw:fill-color="#eeeeee" fo:min-height="1.92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color="#000000" draw:fill="solid" draw:fill-color="#eeeeee" fo:min-height="1.9264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solid" draw:fill-color="#eeeeee" fo:min-height="0.875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svg:stroke-color="#000000" draw:fill="solid" draw:fill-color="#eeeeee" fo:min-height="0.1839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Shape1" draw:style-name="gr1" draw:text-style-name="P77" svg:width="6.9697in" svg:height="2.1287in" svg:x="0.8535in" svg:y="4.0846in">
        <draw:text-box>
          <text:p><text:span text:style-name="T82">public</text:span><text:span text:style-name="T83"> </text:span><text:span text:style-name="T82">class</text:span><text:span text:style-name="T83"> </text:span><text:span text:style-name="T84">main</text:span><text:span text:style-name="T83"> {</text:span></text:p>
          <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 String []args ) {</text:span></text:p>
          <text:p><text:span text:style-name="T83"/></text:p>
          <text:p><text:span text:style-name="T83"><text:s text:c="8"/></text:span><text:span text:style-name="T83">SingleTon mySingle = SingleTon.</text:span><text:span text:style-name="T86">getInstance</text:span><text:span text:style-name="T83">();</text:span></text:p>
          <text:p><text:span text:style-name="T83"><text:s text:c="8"/></text:span><text:span text:style-name="T83">System.</text:span><text:span text:style-name="T86">out</text:span><text:span text:style-name="T83">.</text:span><text:span text:style-name="T86">println</text:span><text:span text:style-name="T83">(mySingle.</text:span><text:span text:style-name="T86">helloWorld</text:span><text:span text:style-name="T83">());</text:span></text:p>
          <text:p><text:span text:style-name="T83"><text:s text:c="4"/></text:span><text:span text:style-name="T83">}</text:span></text:p>
          <text:p><text:span text:style-name="T83">}</text:span></text:p>
        </draw:text-box>
      </draw:frame>
      <text:p text:style-name="P1"/>
      <text:p text:style-name="P1"/>
      <text:h text:style-name="P67" text:outline-level="3">Singleton pattern</text:h>
      <text:p text:style-name="P10">A singleton is <text:span text:style-name="T3">useful</text:span> when we only require one instance of the object and that instance is used by many different parts of the software. One bad solution to this is to pass the object around as reference to where it is needed.</text:p>
      <text:p text:style-name="P10">The singleton Pattern suggests that this object should have global visibility. This is achieved by defining a static method of a class that returns a singleton. In most cases eager <text:span text:style-name="T3">initialization</text:span> is <text:span text:style-name="T3">preferred.</text:span> <text:span text:style-name="T1">T</text:span>here are however cases such as when you need to read a configuration from file. In those cases lazy <text:span text:style-name="T3">initialization</text:span> is <text:span text:style-name="T3">preferred.</text:span> For <text:span text:style-name="T3">multi threading</text:span> application the keyword "synchronized" can be used to avoid synchronization issues.[1]</text:p>
      <text:p text:style-name="SourceCode">code example:</text:p>
      <text:p text:style-name="P11"/>
      <text:p text:style-name="P11">In file SingleTon.java</text:p>
      <text:p text:style-name="P11"><draw:frame text:anchor-type="paragraph" draw:z-index="1" draw:name="Shape2" draw:style-name="gr2" draw:text-style-name="P78" svg:width="7.0106in" svg:height="3.387in" svg:x="0.0146in" svg:y="-0.0366in"><draw:text-box><text:p><text:span text:style-name="T87">public</text:span><text:span text:style-name="T88"> </text:span><text:span text:style-name="T87">class</text:span><text:span text:style-name="T88"> </text:span><text:span text:style-name="T89">SingleTon</text:span><text:span text:style-name="T88"> {</text:span></text:p><text:p><text:span text:style-name="T88"/></text:p><text:p><text:span text:style-name="T88"><text:s text:c="4"/></text:span><text:span text:style-name="T87">private</text:span><text:span text:style-name="T88"> </text:span><text:span text:style-name="T87">static</text:span><text:span text:style-name="T88"> SingleTon instance = </text:span><text:span text:style-name="T87">new</text:span><text:span text:style-name="T88"> SingleTon(); </text:span><text:span text:style-name="T90">// Eager initalization.</text:span></text:p><text:p><text:span text:style-name="T88"><text:s text:c="4"/></text:span><text:span text:style-name="T87">private</text:span><text:span text:style-name="T88"> </text:span><text:span text:style-name="T89">SingleTon</text:span><text:span text:style-name="T88">(){ } </text:span><text:span text:style-name="T90">// Private constructor to prevent accidental reflection (creating a new singleton instance with new)</text:span></text:p><text:p><text:span text:style-name="T88"/></text:p><text:p><text:span text:style-name="T88"><text:s text:c="4"/></text:span><text:span text:style-name="T87">public</text:span><text:span text:style-name="T88"> </text:span><text:span text:style-name="T87">static</text:span><text:span text:style-name="T88"> SingleTon </text:span><text:span text:style-name="T89">getInstance</text:span><text:span text:style-name="T88">(){</text:span></text:p><text:p><text:span text:style-name="T88"><text:s text:c="8"/></text:span><text:span text:style-name="T87">return</text:span><text:span text:style-name="T88"> instance;</text:span></text:p><text:p><text:span text:style-name="T88"><text:s text:c="4"/></text:span><text:span text:style-name="T88">}</text:span></text:p><text:p><text:span text:style-name="T88"/></text:p><text:p><text:span text:style-name="T88"><text:s text:c="4"/></text:span><text:span text:style-name="T87">public</text:span><text:span text:style-name="T88"> String </text:span><text:span text:style-name="T89">helloWorld</text:span><text:span text:style-name="T88">(){</text:span></text:p><text:p><text:span text:style-name="T88"><text:s text:c="8"/></text:span><text:span text:style-name="T87">return</text:span><text:span text:style-name="T88"> </text:span><text:span text:style-name="T91">"Hello World"</text:span><text:span text:style-name="T88">;</text:span></text:p><text:p><text:span text:style-name="T88"><text:s text:c="4"/></text:span><text:span text:style-name="T88">}</text:span></text:p><text:p><text:span text:style-name="T88">}</text:span></text:p></draw:text-box></draw:frame></text:p>
      <text:p text:style-name="P11"/>
      <text:p text:style-name="P11"/>
      <text:p text:style-name="P11"/>
      <text:p text:style-name="P11"/>
      <text:p text:style-name="P11"/>
      <text:p text:style-name="P11"/>
      <text:p text:style-name="P11"/>
      <text:p text:style-name="P11"/>
      <text:p text:style-name="P11"/>
      <text:p text:style-name="P32"><text:soft-page-break/></text:p>
      <text:h text:style-name="P67" text:outline-level="3">Facade</text:h>
      <text:p text:style-name="P22">The main goal of the facade pattern is to hide the complexity of a subsystem. This subsystem can contain <text:span text:style-name="T2">several different classes and objects</text:span>. The facade will then hide this complexity behind a single object. <text:span text:style-name="T5">This in itself does not offer any benefits instead it adds an layer of abstraction that makes it easier to use.[2] The example below uses the spaceship facade to hide the complexity of Engine and fuelInjector.</text:span></text:p>
      <text:p text:style-name="P53"><draw:frame text:anchor-type="paragraph" draw:z-index="5" draw:name="Shape6" draw:style-name="gr6" draw:text-style-name="P82" svg:width="6.9224in" svg:height="2.4161in" svg:x="0.0299in" svg:y="0.0228in"><draw:text-box><text:p text:style-name="P81"><text:span text:style-name="T96">public</text:span><text:span text:style-name="T97"> </text:span><text:span text:style-name="T96">class</text:span><text:span text:style-name="T97"> </text:span><text:span text:style-name="T98">main</text:span><text:span text:style-name="T97"> {</text:span></text:p><text:p text:style-name="P81"><text:span text:style-name="T99"><text:s text:c="4"/></text:span><text:span text:style-name="T96">public</text:span><text:span text:style-name="T97"> </text:span><text:span text:style-name="T96">static</text:span><text:span text:style-name="T97"> </text:span><text:span text:style-name="T100">void</text:span><text:span text:style-name="T97"> </text:span><text:span text:style-name="T98">main</text:span><text:span text:style-name="T97">( String []args ) {</text:span></text:p><text:p text:style-name="P81"><text:span text:style-name="T99"><text:s text:c="8"/></text:span><text:span text:style-name="T97">SpaceShip spaceShip = </text:span><text:span text:style-name="T96">new</text:span><text:span text:style-name="T97"> SpaceShip();</text:span></text:p><text:p text:style-name="P81"><text:span text:style-name="T99"><text:s text:c="8"/></text:span><text:span text:style-name="T97">spaceShip.</text:span><text:span text:style-name="T101">startSpaceShip</text:span><text:span text:style-name="T97">();</text:span></text:p><text:p text:style-name="P81"><text:span text:style-name="T99"><text:s text:c="4"/></text:span><text:span text:style-name="T97">}</text:span></text:p><text:p text:style-name="P81"><text:span text:style-name="T97">}</text:span></text:p></draw:text-box></draw:frame></text:p>
      <text:p text:style-name="P53"/>
      <text:p text:style-name="P53"/>
      <text:p text:style-name="P53"/>
      <text:p text:style-name="P53"/>
      <text:p text:style-name="P54"/>
      <text:p text:style-name="P55"/>
      <text:p text:style-name="P55">In file SpaceShip.java</text:p>
      <text:p text:style-name="P55"><draw:frame text:anchor-type="paragraph" draw:z-index="2" draw:name="Shape3" draw:style-name="gr3" draw:text-style-name="P77" svg:width="6.8441in" svg:height="2.9677in" svg:x="0.0457in" svg:y="-0.0146in"><draw:text-box><text:p><text:span text:style-name="T82">public</text:span><text:span text:style-name="T83"> </text:span><text:span text:style-name="T82">class</text:span><text:span text:style-name="T83"> </text:span><text:span text:style-name="T84">SpaceShip</text:span><text:span text:style-name="T83"> {</text:span></text:p><text:p><text:span text:style-name="T83"><text:s text:c="4"/></text:span><text:span text:style-name="T82">private</text:span><text:span text:style-name="T83"> FuelInjector fuelInjector;</text:span></text:p><text:p><text:span text:style-name="T83"><text:s text:c="4"/></text:span><text:span text:style-name="T82">private</text:span><text:span text:style-name="T83"> Engine engine;</text:span></text:p><text:p><text:span text:style-name="T83"/></text:p><text:p><text:span text:style-name="T83"><text:s text:c="4"/></text:span><text:span text:style-name="T83">SpaceShip(){</text:span></text:p><text:p><text:span text:style-name="T83"><text:s text:c="8"/></text:span><text:span text:style-name="T83">FuelInjector fuelInjector = </text:span><text:span text:style-name="T82">new</text:span><text:span text:style-name="T83"> FuelInjector();</text:span></text:p><text:p><text:span text:style-name="T83"><text:s text:c="8"/></text:span><text:span text:style-name="T83">Engine engine = </text:span><text:span text:style-name="T82">new</text:span><text:span text:style-name="T83"> Engine();</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startSpaceShip</text:span><text:span text:style-name="T83">(){</text:span></text:p><text:p><text:span text:style-name="T83"><text:s text:c="8"/></text:span><text:span text:style-name="T83">fuelInjector.</text:span><text:span text:style-name="T86">injectFuel</text:span><text:span text:style-name="T83">(engine);</text:span></text:p><text:p><text:span text:style-name="T83"><text:s text:c="8"/></text:span><text:span text:style-name="T83">engine.</text:span><text:span text:style-name="T86">start</text:span><text:span text:style-name="T83">();</text:span></text:p><text:p><text:span text:style-name="T83"><text:s text:c="4"/></text:span><text:span text:style-name="T83">}</text:span></text:p><text:p><text:span text:style-name="T83">}</text:span></text:p></draw:text-box></draw:frame></text:p>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2"/>
      <text:p text:style-name="P12"><text:soft-page-break/></text:p>
      <text:p text:style-name="P12">In file engine.java</text:p>
      <text:p text:style-name="P12"><draw:frame text:anchor-type="paragraph" draw:z-index="3" draw:name="Shape4" draw:style-name="gr4" draw:text-style-name="P79" svg:width="6.8232in" svg:height="1.4815in" svg:x="0.0146in" svg:y="-0.0693in"><draw:text-box><text:p><text:span text:style-name="T87">public</text:span><text:span text:style-name="T88"> </text:span><text:span text:style-name="T87">class</text:span><text:span text:style-name="T88"> </text:span><text:span text:style-name="T89">Engine</text:span><text:span text:style-name="T88"> {</text:span></text:p><text:p><text:span text:style-name="T88"><text:s text:c="4"/></text:span><text:span text:style-name="T87">public</text:span><text:span text:style-name="T88"> </text:span><text:span text:style-name="T92">void</text:span><text:span text:style-name="T88"> </text:span><text:span text:style-name="T89">start</text:span><text:span text:style-name="T88">(){</text:span></text:p><text:p><text:span text:style-name="T88"><text:s text:c="5"/></text:span><text:span text:style-name="T90">//starts an engine</text:span></text:p><text:p><text:span text:style-name="T88"><text:s text:c="4"/></text:span><text:span text:style-name="T88">}</text:span></text:p><text:p><text:span text:style-name="T88">}</text:span></text:p><text:p><text:span text:style-name="T93"/></text:p></draw:text-box></draw:frame></text:p>
      <text:p text:style-name="P12"/>
      <text:p text:style-name="P11"/>
      <text:p text:style-name="P11"/>
      <text:p text:style-name="P11"/>
      <text:p text:style-name="P12">In file FuelInjector.java</text:p>
      <text:p text:style-name="P12"><draw:frame text:anchor-type="paragraph" draw:z-index="4" draw:name="Shape5" draw:style-name="gr5" draw:text-style-name="P80" svg:width="6.8543in" svg:height="1.4815in" svg:x="0.0043in" svg:y="-0.1134in"><draw:text-box><text:p><text:span text:style-name="T82">public</text:span><text:span text:style-name="T83"> </text:span><text:span text:style-name="T82">class</text:span><text:span text:style-name="T83"> </text:span><text:span text:style-name="T84">FuelInjector</text:span><text:span text:style-name="T83"> {</text:span></text:p><text:p><text:span text:style-name="T83"><text:s text:c="4"/></text:span><text:span text:style-name="T82">public</text:span><text:span text:style-name="T83"> </text:span><text:span text:style-name="T85">void</text:span><text:span text:style-name="T83"> </text:span><text:span text:style-name="T84">injectFuel</text:span><text:span text:style-name="T83">(Engine engine){</text:span></text:p><text:p><text:span text:style-name="T83"><text:s text:c="8"/></text:span><text:span text:style-name="T94">//inject fuel into engine</text:span></text:p><text:p><text:span text:style-name="T83"><text:s text:c="4"/></text:span><text:span text:style-name="T83">}</text:span></text:p><text:p><text:span text:style-name="T83">}</text:span></text:p><text:p><text:span text:style-name="T95"/></text:p></draw:text-box></draw:frame></text:p>
      <text:p text:style-name="P11"/>
      <text:p text:style-name="P11"/>
      <text:p text:style-name="P11"/>
      <text:h text:style-name="P68" text:outline-level="3">Template Method</text:h>
      <text:p text:style-name="P13">The main idea of a template method is to define a <text:s/>method in a super class that will define a <text:span text:style-name="T4">generalized approach</text:span> <text:span text:style-name="T4">for how a certain piece of the program will execute. The template method usually contains code that invokes other methods. The invoked methods can be override by sub classes to create specialized behavior.[3]</text:span></text:p>
      <text:p text:style-name="P11"><draw:frame text:anchor-type="paragraph" draw:z-index="6" draw:name="Shape7" draw:style-name="gr7" draw:text-style-name="P77" svg:width="6.9122in" svg:height="1.2898in" svg:x="-0.0118in" svg:y="-0.0453in"><draw:text-box><text:p><text:span text:style-name="T82">public</text:span><text:span text:style-name="T83"> </text:span><text:span text:style-name="T82">class</text:span><text:span text:style-name="T83"> </text:span><text:span text:style-name="T84">main</text:span><text:span text:style-name="T83"> {</text:span></text:p><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String[] args){</text:span></text:p><text:p><text:span text:style-name="T83"><text:s text:c="4"/></text:span><text:span text:style-name="T83">Button button = </text:span><text:span text:style-name="T82">new</text:span><text:span text:style-name="T83"> Button();</text:span></text:p><text:p><text:span text:style-name="T83"><text:s text:c="4"/></text:span><text:span text:style-name="T83">}</text:span></text:p><text:p><text:span text:style-name="T83">}</text:span></text:p></draw:text-box></draw:frame></text:p>
      <text:p text:style-name="P11"/>
      <text:p text:style-name="P11"/>
      <text:p text:style-name="P11"/>
      <text:p text:style-name="P26"/>
      <text:p text:style-name="P26"/>
      <text:p text:style-name="P26"/>
      <text:p text:style-name="P26"/>
      <text:p text:style-name="P26"/>
      <text:p text:style-name="P26"/>
      <text:p text:style-name="P26"/>
      <text:p text:style-name="P26"/>
      <text:p text:style-name="P26"><text:soft-page-break/></text:p>
      <text:p text:style-name="P26">In file GUIComponent.java</text:p>
      <text:p text:style-name="P26"><draw:frame text:anchor-type="paragraph" draw:z-index="7" draw:name="Shape7" draw:style-name="gr8" draw:text-style-name="P77" svg:width="6.9016in" svg:height="3.1776in" svg:x="-0.0118in" svg:y="-0.0638in"><draw:text-box><text:p><text:span text:style-name="T82">public</text:span><text:span text:style-name="T83"> </text:span><text:span text:style-name="T82">class</text:span><text:span text:style-name="T83"> </text:span><text:span text:style-name="T84">GUIComponent</text:span><text:span text:style-name="T83"> {</text:span></text:p><text:p><text:span text:style-name="T83"><text:s text:c="4"/></text:span><text:span text:style-name="T82">private</text:span><text:span text:style-name="T83"> </text:span><text:span text:style-name="T85">void</text:span><text:span text:style-name="T83"> </text:span><text:span text:style-name="T84">clearBackground</text:span><text:span text:style-name="T83">(){</text:span></text:p><text:p><text:span text:style-name="T83"><text:s text:c="8"/></text:span><text:span text:style-name="T83">System.</text:span><text:span text:style-name="T86">out</text:span><text:span text:style-name="T83">.</text:span><text:span text:style-name="T86">println</text:span><text:span text:style-name="T83">(</text:span><text:span text:style-name="T102">"clearing background"</text:span><text:span text:style-name="T83">);</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repaint</text:span><text:span text:style-name="T83">(){</text:span></text:p><text:p><text:span text:style-name="T83"><text:s text:c="8"/></text:span><text:span text:style-name="T83">System.</text:span><text:span text:style-name="T86">out</text:span><text:span text:style-name="T83">.</text:span><text:span text:style-name="T86">println</text:span><text:span text:style-name="T83">(</text:span><text:span text:style-name="T102">"standard repaint"</text:span><text:span text:style-name="T83">); </text:span><text:span text:style-name="T94">//generalized method </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update</text:span><text:span text:style-name="T83">(){ </text:span><text:span text:style-name="T94">//template method that can be overridden by subclasses</text:span></text:p><text:p><text:span text:style-name="T83"><text:s text:c="8"/></text:span><text:span text:style-name="T83">clearBackground();</text:span></text:p><text:p><text:span text:style-name="T83"><text:s text:c="8"/></text:span><text:span text:style-name="T83">repaint();</text:span></text:p><text:p><text:span text:style-name="T83"><text:s text:c="4"/></text:span><text:span text:style-name="T83">}</text:span></text:p><text:p><text:span text:style-name="T83">}</text:span></text:p></draw:text-box></draw:frame></text:p>
      <text:p text:style-name="P26"/>
      <text:p text:style-name="P26"/>
      <text:p text:style-name="P22"/>
      <text:p text:style-name="P22"/>
      <text:p text:style-name="P22"/>
      <text:p text:style-name="P22"/>
      <text:p text:style-name="P22"/>
      <text:p text:style-name="P26"/>
      <text:p text:style-name="P26"/>
      <text:p text:style-name="P26">In file Button.java</text:p>
      <text:p text:style-name="P26"><draw:frame text:anchor-type="paragraph" draw:z-index="8" draw:name="Shape8" draw:style-name="gr9" draw:text-style-name="P77" svg:width="6.8587in" svg:height="2.9677in" svg:x="0in" svg:y="0.0618in"><draw:text-box><text:p><text:span text:style-name="T82">public</text:span><text:span text:style-name="T83"> </text:span><text:span text:style-name="T82">class</text:span><text:span text:style-name="T83"> </text:span><text:span text:style-name="T84">Button</text:span><text:span text:style-name="T83"> </text:span><text:span text:style-name="T82">extends</text:span><text:span text:style-name="T83"> GUIComponent {</text:span></text:p><text:p><text:span text:style-name="T83"/></text:p><text:p><text:span text:style-name="T83"><text:s text:c="4"/></text:span><text:span text:style-name="T103">@Override</text:span></text:p><text:p><text:span text:style-name="T83"><text:s text:c="4"/></text:span><text:span text:style-name="T82">public</text:span><text:span text:style-name="T83"> </text:span><text:span text:style-name="T85">void</text:span><text:span text:style-name="T83"> </text:span><text:span text:style-name="T84">repaint</text:span><text:span text:style-name="T83">(){</text:span></text:p><text:p><text:span text:style-name="T83"><text:s text:c="8"/></text:span><text:span text:style-name="T83">System.</text:span><text:span text:style-name="T86">out</text:span><text:span text:style-name="T83">.</text:span><text:span text:style-name="T86">println</text:span><text:span text:style-name="T83">(</text:span><text:span text:style-name="T102">"Button repaint"</text:span><text:span text:style-name="T83">);</text:span></text:p><text:p><text:span text:style-name="T83"><text:s text:c="4"/></text:span><text:span text:style-name="T83">}</text:span></text:p><text:p><text:span text:style-name="T83"><text:s text:c="4"/></text:span><text:span text:style-name="T83">Button(){</text:span></text:p><text:p><text:span text:style-name="T83"><text:s text:c="8"/></text:span><text:span text:style-name="T83">update();</text:span></text:p><text:p><text:span text:style-name="T83"><text:s text:c="4"/></text:span><text:span text:style-name="T83">}</text:span></text:p><text:p><text:span text:style-name="T83"/></text:p><text:p><text:span text:style-name="T83">}</text:span></text:p><text:p><text:span text:style-name="T83"/></text:p><text:p><text:span text:style-name="T104"/></text:p></draw:text-box></draw:frame></text:p>
      <text:p text:style-name="P22"/>
      <text:p text:style-name="P22"/>
      <text:p text:style-name="P22"/>
      <text:p text:style-name="P22"/>
      <text:p text:style-name="P22"/>
      <text:p text:style-name="P22"/>
      <text:p text:style-name="P22"/>
      <text:p text:style-name="P22"/>
      <text:p text:style-name="P22"/>
      <text:p text:style-name="P27"/>
      <text:p text:style-name="P27"/>
      <text:p text:style-name="P27"/>
      <text:p text:style-name="P27"/>
      <text:p text:style-name="P27"/>
      <text:p text:style-name="P27"/>
      <text:p text:style-name="P27"><text:soft-page-break/>Output:</text:p>
      <text:p text:style-name="P27"><draw:frame text:anchor-type="paragraph" draw:z-index="9" draw:name="Shape8" draw:style-name="gr10" draw:text-style-name="P83" svg:width="6.8067in" svg:height="0.6606in" svg:x="0in" svg:y="0.0618in"><draw:text-box><text:p><text:span text:style-name="T83">Clearing background</text:span></text:p><text:p><text:span text:style-name="T83">Button repaint</text:span></text:p></draw:text-box></draw:frame></text:p>
      <text:p text:style-name="P27"/>
      <text:p text:style-name="P27"/>
      <text:h text:style-name="P69" text:outline-level="3">Model-View-Controller(MVC)</text:h>
      <text:p text:style-name="P34">MVC consists of 3 components a model,view and controller.</text:p>
      <text:p text:style-name="P36"><text:span text:style-name="T10">The model represents the different type of objects that carries data </text:span><text:span text:style-name="T11">and perform calculation or run some </text:span><text:span text:style-name="T29">a</text:span><text:span text:style-name="T30">lgorithm</text:span><text:span text:style-name="T10">. It is also the responsibility of the model t</text:span><text:span text:style-name="T31">o </text:span><text:span text:style-name="T32">notify the controller that it is done. This can be done as shown below by returning a value.</text:span></text:p>
      <text:p text:style-name="P36"><text:span text:style-name="T10">The views responsibility is to display data to the user. The data that is </text:span><text:span text:style-name="T31">d</text:span><text:span text:style-name="T33">isplayed by the view </text:span><text:span text:style-name="T10">exists within the model.</text:span></text:p>
      <text:p text:style-name="P37"><text:span text:style-name="T6">The controller jobs is to control the data flow between the model and the view object updating it as needed but keeping the model and the view separate. </text:span><text:span text:style-name="T12">Further the</text:span><text:span text:style-name="T6"> controller and the view both exist in the user interface layer while model exists in the application layer.</text:span></text:p>
      <text:p text:style-name="P37"><text:span text:style-name="T6"><text:line-break/>There are three main advantages to this. By having this separation changes can easily be made to the views and controllers without affecting the model.</text:span><text:span text:style-name="T7"> Further this separation allows views and controllers to be changed during program execution without changing how the user interacts with the software. </text:span></text:p>
      <text:p text:style-name="P33"><text:span text:style-name="T6">A disadvantage can be that its hard to define a difference between view and controller. For example textbox might be a view and controller at the same time. Another disadvantage is that both the controller and the viewer is dependent on the model. So if the model needs to change it will most likely require change in the view and the controller </text:span><text:span text:style-name="T8">as well.[4] </text:span><text:span text:style-name="T9">Below follows an example of this design pattern.</text:span></text:p>
      <text:p text:style-name="P35"/>
      <text:p text:style-name="P34"/>
      <text:p text:style-name="P9"><draw:frame text:anchor-type="paragraph" draw:z-index="10" draw:name="Shape8" draw:style-name="gr11" draw:text-style-name="P80" svg:width="6.7571in" svg:height="2.5496in" svg:x="0.0598in" svg:y="0.0236in"><draw:text-box><text:p><text:span text:style-name="T82">public</text:span><text:span text:style-name="T83"> </text:span><text:span text:style-name="T82">class</text:span><text:span text:style-name="T83"> </text:span><text:span text:style-name="T84">main</text:span><text:span text:style-name="T83"> {</text:span></text:p><text:p><text:span text:style-name="T83"><text:s text:c="4"/></text:span><text:span text:style-name="T82">public</text:span><text:span text:style-name="T83"> </text:span><text:span text:style-name="T82">static</text:span><text:span text:style-name="T83"> </text:span><text:span text:style-name="T85">void</text:span><text:span text:style-name="T83"> </text:span><text:span text:style-name="T84">main</text:span><text:span text:style-name="T83">(String[] arg){</text:span></text:p><text:p><text:span text:style-name="T83"><text:s text:c="4"/></text:span><text:span text:style-name="T83">Model model = </text:span><text:span text:style-name="T82">new</text:span><text:span text:style-name="T83"> Model();</text:span></text:p><text:p><text:span text:style-name="T83"><text:s text:c="4"/></text:span><text:span text:style-name="T83">View view = </text:span><text:span text:style-name="T82">new</text:span><text:span text:style-name="T83"> View();</text:span></text:p><text:p><text:span text:style-name="T83"><text:s text:c="4"/></text:span><text:span text:style-name="T83">Controller controller = </text:span><text:span text:style-name="T82">new</text:span><text:span text:style-name="T83"> Controller(model,view);</text:span></text:p><text:p><text:span text:style-name="T83"><text:s text:c="4"/></text:span><text:span text:style-name="T83">controller.</text:span><text:span text:style-name="T86">updateView</text:span><text:span text:style-name="T83">();</text:span></text:p><text:p><text:span text:style-name="T83"><text:s text:c="4"/></text:span><text:span text:style-name="T83">controller.</text:span><text:span text:style-name="T86">setModelData</text:span><text:span text:style-name="T83">(</text:span><text:span text:style-name="T102">"new data"</text:span><text:span text:style-name="T83">);</text:span></text:p><text:p><text:span text:style-name="T83"><text:s text:c="4"/></text:span><text:span text:style-name="T83">controller.</text:span><text:span text:style-name="T86">updateView</text:span><text:span text:style-name="T83">();</text:span></text:p><text:p><text:span text:style-name="T83"><text:s text:c="4"/></text:span><text:span text:style-name="T83">}</text:span></text:p><text:p><text:span text:style-name="T83">}</text:span></text:p></draw:text-box></draw:frame></text:p>
      <text:p text:style-name="P23"/>
      <text:p text:style-name="P23"/>
      <text:p text:style-name="P23"/>
      <text:p text:style-name="P23"/>
      <text:p text:style-name="P23"/>
      <text:p text:style-name="P23"/>
      <text:p text:style-name="P23"/>
      <text:p text:style-name="P28"><text:soft-page-break/>In file Model.java</text:p>
      <text:p text:style-name="P28"><draw:frame text:anchor-type="paragraph" draw:z-index="11" draw:name="Shape8" draw:style-name="gr12" draw:text-style-name="P77" svg:width="6.8094in" svg:height="2.5496in" svg:x="0.0075in" svg:y="0.0071in"><draw:text-box><text:p><text:span text:style-name="T82">public</text:span><text:span text:style-name="T83"> </text:span><text:span text:style-name="T82">class</text:span><text:span text:style-name="T83"> </text:span><text:span text:style-name="T84">Model</text:span><text:span text:style-name="T83"> {</text:span></text:p><text:p><text:span text:style-name="T83"><text:s text:c="4"/></text:span><text:span text:style-name="T82">private</text:span><text:span text:style-name="T83"> String someData = </text:span><text:span text:style-name="T102">"example data in model"</text:span><text:span text:style-name="T83">;</text:span></text:p><text:p><text:span text:style-name="T83"><text:s text:c="4"/></text:span><text:span text:style-name="T82">public</text:span><text:span text:style-name="T83"> </text:span><text:span text:style-name="T85">void</text:span><text:span text:style-name="T83"> </text:span><text:span text:style-name="T84">setSomeData</text:span><text:span text:style-name="T83">(String someOtherData){</text:span></text:p><text:p><text:span text:style-name="T83"><text:s text:c="8"/></text:span><text:span text:style-name="T83">someData = someOtherData;</text:span></text:p><text:p><text:span text:style-name="T83"><text:s text:c="4"/></text:span><text:span text:style-name="T83">}</text:span></text:p><text:p><text:span text:style-name="T83"><text:s text:c="4"/></text:span><text:span text:style-name="T82">public</text:span><text:span text:style-name="T83"> String </text:span><text:span text:style-name="T84">getSomeData</text:span><text:span text:style-name="T83">(){</text:span></text:p><text:p><text:span text:style-name="T83"><text:s text:c="8"/></text:span><text:span text:style-name="T82">return</text:span><text:span text:style-name="T83"> someData;</text:span></text:p><text:p><text:span text:style-name="T83"><text:s text:c="4"/></text:span><text:span text:style-name="T83">}</text:span></text:p><text:p><text:span text:style-name="T83"/></text:p><text:p><text:span text:style-name="T83">}</text:span></text:p><text:p><text:span text:style-name="T83"/></text:p></draw:text-box></draw:frame></text:p>
      <text:p text:style-name="P28">In file View.java</text:p>
      <text:p text:style-name="P28"><draw:frame text:anchor-type="paragraph" draw:z-index="12" draw:name="Shape8" draw:style-name="gr13" draw:text-style-name="P80" svg:width="6.8094in" svg:height="1.4996in" svg:x="-0.0236in" svg:y="0.0626in"><draw:text-box><text:p><text:span text:style-name="T82">public</text:span><text:span text:style-name="T83"> </text:span><text:span text:style-name="T82">class</text:span><text:span text:style-name="T83"> </text:span><text:span text:style-name="T84">View</text:span><text:span text:style-name="T83"> {</text:span></text:p><text:p><text:span text:style-name="T83"><text:s text:c="4"/></text:span><text:span text:style-name="T82">public</text:span><text:span text:style-name="T83"> </text:span><text:span text:style-name="T85">void</text:span><text:span text:style-name="T83"> </text:span><text:span text:style-name="T84">printData</text:span><text:span text:style-name="T83">(String someData){</text:span></text:p><text:p><text:span text:style-name="T83"><text:s text:c="8"/></text:span><text:span text:style-name="T83">System.</text:span><text:span text:style-name="T86">out</text:span><text:span text:style-name="T83">.</text:span><text:span text:style-name="T86">println</text:span><text:span text:style-name="T83">(someData);</text:span></text:p><text:p><text:span text:style-name="T83"><text:s text:c="4"/></text:span><text:span text:style-name="T83">}</text:span></text:p><text:p><text:span text:style-name="T83">}</text:span></text:p><text:p><text:span text:style-name="T83"/></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oft-page-break/>In file Controller.java</text:p>
      <text:p text:style-name="P22"><draw:frame text:anchor-type="paragraph" draw:z-index="13" draw:name="Shape8" draw:style-name="gr14" draw:text-style-name="P80" svg:width="6.8106in" svg:height="3.5969in" svg:x="-0.0236in" svg:y="0.0217in"><draw:text-box><text:p><text:span text:style-name="T82">public</text:span><text:span text:style-name="T83"> </text:span><text:span text:style-name="T82">class</text:span><text:span text:style-name="T83"> </text:span><text:span text:style-name="T84">Controller</text:span><text:span text:style-name="T83"> {</text:span></text:p><text:p><text:span text:style-name="T83"><text:s text:c="4"/></text:span><text:span text:style-name="T82">private</text:span><text:span text:style-name="T83"> Model model;</text:span></text:p><text:p><text:span text:style-name="T83"><text:s text:c="4"/></text:span><text:span text:style-name="T82">private</text:span><text:span text:style-name="T83"> View view;</text:span></text:p><text:p><text:span text:style-name="T83"><text:s text:c="4"/></text:span><text:span text:style-name="T83">Controller(Model model, View view){</text:span></text:p><text:p><text:span text:style-name="T83"><text:s text:c="8"/></text:span><text:span text:style-name="T82">this</text:span><text:span text:style-name="T83">.</text:span><text:span text:style-name="T86">model</text:span><text:span text:style-name="T83"> = model;</text:span></text:p><text:p><text:span text:style-name="T83"><text:s text:c="8"/></text:span><text:span text:style-name="T82">this</text:span><text:span text:style-name="T83">.</text:span><text:span text:style-name="T86">view</text:span><text:span text:style-name="T83"> = view;</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setModelData</text:span><text:span text:style-name="T83">(String data){</text:span></text:p><text:p><text:span text:style-name="T83"><text:s text:c="8"/></text:span><text:span text:style-name="T83">model.</text:span><text:span text:style-name="T86">setSomeData</text:span><text:span text:style-name="T83">(data);</text:span></text:p><text:p><text:span text:style-name="T83"><text:s text:c="4"/></text:span><text:span text:style-name="T83">}</text:span></text:p><text:p><text:span text:style-name="T83"><text:s text:c="4"/></text:span><text:span text:style-name="T82">public</text:span><text:span text:style-name="T83"> </text:span><text:span text:style-name="T85">void</text:span><text:span text:style-name="T83"> </text:span><text:span text:style-name="T84">updateView</text:span><text:span text:style-name="T83">(){</text:span></text:p><text:p><text:span text:style-name="T83"><text:s text:c="8"/></text:span><text:span text:style-name="T83">view.</text:span><text:span text:style-name="T86">printData</text:span><text:span text:style-name="T83">(model.</text:span><text:span text:style-name="T86">getSomeData</text:span><text:span text:style-name="T83">());</text:span></text:p><text:p><text:span text:style-name="T83"><text:s text:c="4"/></text:span><text:span text:style-name="T83">}</text:span></text:p><text:p><text:span text:style-name="T83"/></text:p><text:p><text:span text:style-name="T83">}</text:span></text:p><text:p><text:span text:style-name="T83"/></text:p></draw:text-box></draw:frame></text:p>
      <text:h text:style-name="P76" text:outline-level="2">Design Patterns</text:h>
      <text:h text:style-name="P71" text:outline-level="3"><text:span text:style-name="T25">Factory </text:span><text:span text:style-name="T39">M</text:span><text:span text:style-name="T40">ethod </text:span><text:span text:style-name="T41">Pattern</text:span></text:h>
      <text:p text:style-name="P38"><text:span text:style-name="T25">P</text:span><text:span text:style-name="T26">roblem</text:span></text:p>
      <text:p text:style-name="P40"><text:span text:style-name="T26">Who should be responsible for creating objects when there are special considerations, such as complex creation logic, a desire to separate the creation responsibilities for better cohesion, and so forth? </text:span><text:span text:style-name="T27">[</text:span><text:span text:style-name="T28">5</text:span><text:span text:style-name="T27">][</text:span><text:span text:style-name="T28">6</text:span><text:span text:style-name="T27">]</text:span><text:span text:style-name="T26"> </text:span></text:p>
      <text:p text:style-name="P39"><text:span text:style-name="T43">W</text:span><text:span text:style-name="T42">hen should you use the Factory </text:span><text:span text:style-name="T44">Method </text:span><text:span text:style-name="T42">Pattern?</text:span></text:p>
      <text:list xml:id="list1117263560" text:style-name="L1">
        <text:list-item>
          <text:p text:style-name="P63"><text:span text:style-name="T43">Isolate the creation of an object from the code that needs it. I shouldn’t create a</text:span><text:span text:style-name="T45">n </text:span><text:span text:style-name="T43"><text:s/>object and use it at the same time! </text:span><text:span text:style-name="T45">The factory will return new objects instead. </text:span><text:span text:style-name="T46">[</text:span><text:span text:style-name="T55">7</text:span><text:span text:style-name="T46">]</text:span></text:p>
        </text:list-item>
        <text:list-item>
          <text:p text:style-name="P63"><text:span text:style-name="T45">The factory pattern provide for us the capability to choose classes at run-time, provided that they all share a common super-class. </text:span><text:span text:style-name="T46">[</text:span><text:span text:style-name="T55">7,8</text:span><text:span text:style-name="T46">]</text:span></text:p>
        </text:list-item>
        <text:list-item>
          <text:p text:style-name="P63"><text:span text:style-name="T45">The factory pattern can be used to centralize class selection. </text:span><text:span text:style-name="T47">This reduces the amount of refactoring necessary when adding more sub-classes.</text:span><text:span text:style-name="T46"> [</text:span><text:span text:style-name="T55">7</text:span><text:span text:style-name="T46">]</text:span></text:p>
        </text:list-item>
      </text:list>
      <text:p text:style-name="P14">Scenario</text:p>
      <text:p text:style-name="P16">Let’s say we want to use a TextFetcher class to display text every time we visit a new page. What happens if the TextFetcher is directly connected to the database? </text:p>
      <text:p text:style-name="P40"><text:span text:style-name="T43">When we go to the new page, the TextFetcher class will create a database connection object </text:span><text:span text:style-name="T47">called</text:span><text:span text:style-name="T43"> </text:span><text:bookmark-start text:name="__DdeLink__194_4120940846"/><text:span text:style-name="T43">DatabaseConnection</text:span><text:bookmark-end text:name="__DdeLink__194_4120940846"/><text:span text:style-name="T43"> and fetch the text from that object. This results in repeated calls to the database each </text:span><text:soft-page-break/><text:span text:style-name="T43">time we visit a new page, </text:span><text:span text:style-name="T47">causing slowdowns and delays</text:span><text:span text:style-name="T43">. What happens if we can’t connect to the database? The TextFetcher fails.</text:span></text:p>
      <text:p text:style-name="P40"><text:span text:style-name="T43">To solve this issue we can isolate the creation of </text:span><text:span text:style-name="T47">text fetching objects to a factory. Let’s define an abstract method called Text. Let’s create two sub-classes of Text called DatabaseText and CachedText. Now a TextFactory can implement a method called fetchText. </text:span><text:span text:style-name="T48">Now the text display can call the fetchText method in the TextFactory. The TextFactory can make complex decisions in deciding if the text should be fetched from the database or cached storage.</text:span><text:span text:style-name="T43"> We can let t</text:span><text:span text:style-name="T48">ext display </text:span><text:span text:style-name="T43">say “give me text, but I don’t care where it comes from”. </text:span></text:p>
      <text:p text:style-name="P17"/>
      <text:p text:style-name="P18">This can be implemented both using abstract interface classes. The factory class can if applicable choose to make it’s methods static constructor private. </text:p>
      <text:p text:style-name="P15"/>
      <text:p text:style-name="P56">Example <text:span text:style-name="T56">[9]</text:span></text:p>
      <text:p text:style-name="P19">The primary ingredient of the Factory pattern is to use abstract classes. And we let the Factory determine what sub-class of the abstract class to instantiate. </text:p>
      <text:p text:style-name="P19">The following scenario is the action of the player will determine what kind of EnemyShip will spawn. </text:p>
      <text:p text:style-name="P20"><draw:frame text:anchor-type="paragraph" draw:z-index="18" draw:name="Shape2" draw:style-name="gr19" draw:text-style-name="P84" svg:width="6.8217in" svg:height="6.1913in" svg:x="0in" svg:y="-0.0165in"><draw:text-box><text:p><text:span text:style-name="T105">public</text:span><text:span text:style-name="T106"> </text:span><text:span text:style-name="T105">abstract</text:span><text:span text:style-name="T106"> </text:span><text:span text:style-name="T105">class</text:span><text:span text:style-name="T106"> </text:span><text:span text:style-name="T107">EnemyShip</text:span><text:span text:style-name="T106"> {</text:span></text:p><text:p><text:span text:style-name="T106"/></text:p><text:p><text:span text:style-name="T106"><text:s text:c="4"/></text:span><text:span text:style-name="T105">private</text:span><text:span text:style-name="T106"> String name;</text:span></text:p><text:p><text:span text:style-name="T106"><text:s text:c="4"/></text:span><text:span text:style-name="T105">private</text:span><text:span text:style-name="T106"> </text:span><text:span text:style-name="T108">double</text:span><text:span text:style-name="T106"> amtDamage;</text:span></text:p><text:p><text:span text:style-name="T106"/></text:p><text:p><text:span text:style-name="T106"><text:s text:c="4"/></text:span><text:span text:style-name="T105">public</text:span><text:span text:style-name="T106"> </text:span><text:span text:style-name="T108">void</text:span><text:span text:style-name="T106"> </text:span><text:span text:style-name="T107">displayEnemyShip</text:span><text:span text:style-name="T106">() {</text:span></text:p><text:p><text:span text:style-name="T106"><text:s text:c="8"/></text:span><text:span text:style-name="T106">System.</text:span><text:span text:style-name="T110">out</text:span><text:span text:style-name="T106">.</text:span><text:span text:style-name="T110">println</text:span><text:span text:style-name="T106">(getName() + </text:span><text:span text:style-name="T111">" is on screen"</text:span><text:span text:style-name="T106">);</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void</text:span><text:span text:style-name="T106"> </text:span><text:span text:style-name="T107">followHeroShip</text:span><text:span text:style-name="T106">() {</text:span></text:p><text:p><text:span text:style-name="T106"><text:s text:c="8"/></text:span><text:span text:style-name="T106">System.</text:span><text:span text:style-name="T110">out</text:span><text:span text:style-name="T106">.</text:span><text:span text:style-name="T110">println</text:span><text:span text:style-name="T106">(getName() + </text:span><text:span text:style-name="T111">" is following the hero"</text:span><text:span text:style-name="T106">);</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void</text:span><text:span text:style-name="T106"> </text:span><text:span text:style-name="T107">enemyShipShoot</text:span><text:span text:style-name="T106">() {</text:span></text:p><text:p><text:span text:style-name="T106"><text:s text:c="8"/></text:span><text:span text:style-name="T106">System.</text:span><text:span text:style-name="T110">out</text:span><text:span text:style-name="T106">.</text:span><text:span text:style-name="T110">println</text:span><text:span text:style-name="T106">(getName() + </text:span><text:span text:style-name="T111">" attacks and does "</text:span><text:span text:style-name="T106"> + getAmtDamage());</text:span></text:p><text:p><text:span text:style-name="T106"><text:s text:c="4"/></text:span><text:span text:style-name="T106">}</text:span></text:p><text:p><text:span text:style-name="T106"/></text:p><text:p><text:span text:style-name="T106"><text:s text:c="4"/></text:span><text:span text:style-name="T109">// GETTERS AND SETTERS</text:span></text:p><text:p><text:span text:style-name="T106"><text:s text:c="4"/></text:span><text:span text:style-name="T105">public</text:span><text:span text:style-name="T106"> String </text:span><text:span text:style-name="T107">getName</text:span><text:span text:style-name="T106">() {</text:span></text:p><text:p><text:span text:style-name="T106"><text:s text:c="8"/></text:span><text:span text:style-name="T105">return</text:span><text:span text:style-name="T106"> name;</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void</text:span><text:span text:style-name="T106"> </text:span><text:span text:style-name="T107">setName</text:span><text:span text:style-name="T106">(String name) {</text:span></text:p><text:p><text:span text:style-name="T106"><text:s text:c="8"/></text:span><text:span text:style-name="T105">this</text:span><text:span text:style-name="T106">.</text:span><text:span text:style-name="T110">name</text:span><text:span text:style-name="T106"> = name;</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double</text:span><text:span text:style-name="T106"> </text:span><text:span text:style-name="T107">getAmtDamage</text:span><text:span text:style-name="T106">() {</text:span></text:p><text:p><text:span text:style-name="T106"><text:s text:c="8"/></text:span><text:span text:style-name="T105">return</text:span><text:span text:style-name="T106"> amtDamage;</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void</text:span><text:span text:style-name="T106"> </text:span><text:span text:style-name="T107">setAmtDamage</text:span><text:span text:style-name="T106">(</text:span><text:span text:style-name="T108">double</text:span><text:span text:style-name="T106"> amtDamage) {</text:span></text:p><text:p><text:span text:style-name="T106"><text:s text:c="8"/></text:span><text:span text:style-name="T105">this</text:span><text:span text:style-name="T106">.</text:span><text:span text:style-name="T110">amtDamage</text:span><text:span text:style-name="T106"> = amtDamage;</text:span></text:p><text:p><text:span text:style-name="T106"><text:s text:c="4"/></text:span><text:span text:style-name="T106">}</text:span></text:p><text:p><text:span text:style-name="T106">}</text:span></text:p></draw:text-box></draw:frame></text:p>
      <text:p text:style-name="P20"/>
      <text:p text:style-name="P20"/>
      <text:p text:style-name="P20"/>
      <text:p text:style-name="P19"><draw:frame text:anchor-type="paragraph" draw:z-index="19" draw:name="Shape2" draw:style-name="gr20" draw:text-style-name="P84" svg:width="6.8217in" svg:height="1.6413in" svg:x="0in" svg:y="0.7709in"><draw:text-box><text:p><text:span text:style-name="T105">public</text:span><text:span text:style-name="T106"> </text:span><text:span text:style-name="T105">class</text:span><text:span text:style-name="T106"> </text:span><text:span text:style-name="T107">RocketEnemyShip</text:span><text:span text:style-name="T106"> </text:span><text:span text:style-name="T105">extends</text:span><text:span text:style-name="T106"> EnemyShip{</text:span></text:p><text:p><text:span text:style-name="T106"/></text:p><text:p><text:span text:style-name="T106"><text:s text:c="4"/></text:span><text:span text:style-name="T105">public</text:span><text:span text:style-name="T106"> </text:span><text:span text:style-name="T107">RocketEnemyShip</text:span><text:span text:style-name="T106">() {</text:span></text:p><text:p><text:span text:style-name="T106"><text:s text:c="8"/></text:span><text:span text:style-name="T106">setName(</text:span><text:span text:style-name="T111">"Rocket Enemy Ship"</text:span><text:span text:style-name="T106">);</text:span></text:p><text:p><text:span text:style-name="T106"><text:s text:c="8"/></text:span><text:span text:style-name="T106">setAmtDamage(</text:span><text:span text:style-name="T112">40.0</text:span><text:span text:style-name="T106">);</text:span></text:p><text:p><text:span text:style-name="T106"><text:s text:c="4"/></text:span><text:span text:style-name="T106">}</text:span></text:p><text:p><text:span text:style-name="T106">}</text:span></text:p><text:p><text:span text:style-name="T106"/></text:p></draw:text-box></draw:frame><text:soft-page-break/>Here <text:span text:style-name="T57">a sub-class is extending the EnemyShip. The Factory will create such classes.</text:span></text:p>
      <text:p text:style-name="P20"/>
      <text:p text:style-name="P20"/>
      <text:p text:style-name="P20"/>
      <text:p text:style-name="P20">This example breaks the isolation of creation and usage. Don’t do this!</text:p>
      <text:p text:style-name="P20"><draw:frame text:anchor-type="paragraph" draw:z-index="14" draw:name="Shape2" draw:style-name="gr15" draw:text-style-name="P84" svg:width="6.8217in" svg:height="3.2161in" svg:x="0in" svg:y="0.2154in"><draw:text-box><text:p><text:span text:style-name="T105">public</text:span><text:span text:style-name="T106"> </text:span><text:span text:style-name="T105">class</text:span><text:span text:style-name="T106"> </text:span><text:span text:style-name="T107">MainClass</text:span><text:span text:style-name="T106"> {</text:span></text:p><text:p><text:span text:style-name="T106"/></text:p><text:p><text:span text:style-name="T106"><text:s text:c="4"/></text:span><text:span text:style-name="T105">public</text:span><text:span text:style-name="T106"> </text:span><text:span text:style-name="T105">static</text:span><text:span text:style-name="T106"> </text:span><text:span text:style-name="T108">void</text:span><text:span text:style-name="T106"> </text:span><text:span text:style-name="T107">main</text:span><text:span text:style-name="T106">(String[] args) {</text:span></text:p><text:p><text:span text:style-name="T106"><text:s text:c="8"/></text:span></text:p><text:p><text:span text:style-name="T106"><text:s text:c="8"/></text:span><text:span text:style-name="T109">// DON'T DO THIS!</text:span></text:p><text:p><text:span text:style-name="T106"><text:s text:c="8"/></text:span><text:span text:style-name="T109">// This breaks the isolation of creation and usage </text:span></text:p><text:p><text:span text:style-name="T106"><text:s text:c="8"/></text:span><text:span text:style-name="T106">EnemyShip ufoShip = </text:span><text:span text:style-name="T105">new</text:span><text:span text:style-name="T106"> UFOEnemyShip();</text:span></text:p><text:p><text:span text:style-name="T106"><text:s text:c="8"/></text:span></text:p><text:p><text:span text:style-name="T106"><text:s text:c="8"/></text:span><text:span text:style-name="T106">doStuffEnemy(ufoShip);</text:span></text:p><text:p><text:span text:style-name="T106"><text:s text:c="4"/></text:span><text:span text:style-name="T106">} <text:s text:c="3"/></text:span></text:p><text:p><text:span text:style-name="T106"/></text:p><text:p><text:span text:style-name="T106"><text:s text:c="4"/></text:span><text:span text:style-name="T105">private</text:span><text:span text:style-name="T106"> </text:span><text:span text:style-name="T105">static</text:span><text:span text:style-name="T106"> </text:span><text:span text:style-name="T108">void</text:span><text:span text:style-name="T106"> </text:span><text:span text:style-name="T107">doStuffEnemy</text:span><text:span text:style-name="T106">(EnemyShip enemyShip) {</text:span></text:p><text:p><text:span text:style-name="T106"><text:s text:c="8"/></text:span><text:span text:style-name="T106">enemyShip.</text:span><text:span text:style-name="T110">displayEnemyShip</text:span><text:span text:style-name="T106">();</text:span></text:p><text:p><text:span text:style-name="T106"><text:s text:c="8"/></text:span><text:span text:style-name="T106">enemyShip.</text:span><text:span text:style-name="T110">followHeroShip</text:span><text:span text:style-name="T106">();</text:span></text:p><text:p><text:span text:style-name="T106"><text:s text:c="8"/></text:span><text:span text:style-name="T106">enemyShip.</text:span><text:span text:style-name="T110">enemyShipShoot</text:span><text:span text:style-name="T106">();</text:span></text:p><text:p><text:span text:style-name="T106"><text:s text:c="4"/></text:span><text:span text:style-name="T106">}</text:span></text:p><text:p><text:span text:style-name="T106">}</text:span></text:p></draw:text-box></draw:frame></text:p>
      <text:p text:style-name="P20"/>
      <text:p text:style-name="P59"><text:span text:style-name="T49">This example illustrate the problem with runtime class creation. A common mistake is to create if-statements and switch-statements everywhere. The problem occurs when we want to create a new EnemyShip sub-class, </text:span><text:span text:style-name="T50">because then we need to update all switch-statements too</text:span><text:span text:style-name="T49">. This can s</text:span><text:span text:style-name="T51">olved</text:span><text:span text:style-name="T49"> by using a Factory!</text:span></text:p>
      <text:p text:style-name="P20"><draw:frame text:anchor-type="paragraph" draw:z-index="15" draw:name="Shape2" draw:style-name="gr16" draw:text-style-name="P84" svg:width="6.9157in" svg:height="6.7161in" svg:x="0in" svg:y="-0.0165in"><draw:text-box><text:p><text:span text:style-name="T105">public</text:span><text:span text:style-name="T106"> </text:span><text:span text:style-name="T105">class</text:span><text:span text:style-name="T106"> </text:span><text:span text:style-name="T107">MainClass</text:span><text:span text:style-name="T106"> {</text:span></text:p><text:p><text:span text:style-name="T106"/></text:p><text:p><text:span text:style-name="T106"><text:s text:c="4"/></text:span><text:span text:style-name="T105">public</text:span><text:span text:style-name="T106"> </text:span><text:span text:style-name="T105">static</text:span><text:span text:style-name="T106"> </text:span><text:span text:style-name="T108">void</text:span><text:span text:style-name="T106"> </text:span><text:span text:style-name="T107">main</text:span><text:span text:style-name="T106">(String[] args) {</text:span></text:p><text:p><text:span text:style-name="T106"/></text:p><text:p><text:span text:style-name="T106"><text:s text:c="8"/></text:span><text:span text:style-name="T106">EnemyShip enemyShip = </text:span><text:span text:style-name="T105">null</text:span><text:span text:style-name="T106">;</text:span></text:p><text:p><text:span text:style-name="T106"/></text:p><text:p><text:span text:style-name="T106"><text:s text:c="8"/></text:span><text:span text:style-name="T106">Scanner userInput = </text:span><text:span text:style-name="T105">new</text:span><text:span text:style-name="T106"> Scanner(System.</text:span><text:span text:style-name="T110">in</text:span><text:span text:style-name="T106">);</text:span></text:p><text:p><text:span text:style-name="T106"><text:s text:c="8"/></text:span><text:span text:style-name="T106">String enemyShipOption = </text:span><text:span text:style-name="T111">""</text:span><text:span text:style-name="T106">;</text:span></text:p><text:p><text:span text:style-name="T106"><text:s text:c="8"/></text:span><text:span text:style-name="T106">System.</text:span><text:span text:style-name="T110">out</text:span><text:span text:style-name="T106">.</text:span><text:span text:style-name="T110">println</text:span><text:span text:style-name="T106">(</text:span><text:span text:style-name="T111">"What type of ship? (U / R)"</text:span><text:span text:style-name="T106">);</text:span></text:p><text:p><text:span text:style-name="T106"/></text:p><text:p><text:span text:style-name="T106"><text:s text:c="8"/></text:span><text:span text:style-name="T109">// Get user input (runtime will deciding class type)</text:span></text:p><text:p><text:span text:style-name="T106"><text:s text:c="8"/></text:span><text:span text:style-name="T105">if</text:span><text:span text:style-name="T106"> (userInput.</text:span><text:span text:style-name="T110">hasNextLine</text:span><text:span text:style-name="T106">()) {</text:span></text:p><text:p><text:span text:style-name="T106"><text:s text:c="12"/></text:span><text:span text:style-name="T106">enemyShipOption = userInput.</text:span><text:span text:style-name="T110">nextLine</text:span><text:span text:style-name="T106">();</text:span></text:p><text:p><text:span text:style-name="T106"><text:s text:c="8"/></text:span><text:span text:style-name="T106">}</text:span></text:p><text:p><text:span text:style-name="T106"/></text:p><text:p><text:span text:style-name="T106"><text:s text:c="8"/></text:span><text:span text:style-name="T109">// BAD!</text:span></text:p><text:p><text:span text:style-name="T106"><text:s text:c="8"/></text:span><text:span text:style-name="T109">// Let's say we want to add a new EnemyShip type?</text:span></text:p><text:p><text:span text:style-name="T106"><text:s text:c="8"/></text:span><text:span text:style-name="T109">// Now we need to update all switch statements to include the new ship</text:span></text:p><text:p><text:span text:style-name="T106"><text:s text:c="8"/></text:span><text:span text:style-name="T109">// We can fix this by using a Factory!</text:span></text:p><text:p><text:span text:style-name="T106"><text:s text:c="8"/></text:span><text:span text:style-name="T105">switch</text:span><text:span text:style-name="T106"> (enemyShipOption) {</text:span></text:p><text:p><text:span text:style-name="T106"><text:s text:c="12"/></text:span><text:span text:style-name="T105">case</text:span><text:span text:style-name="T106"> </text:span><text:span text:style-name="T111">"U"</text:span><text:span text:style-name="T106">:</text:span></text:p><text:p><text:span text:style-name="T106"><text:s text:c="16"/></text:span><text:span text:style-name="T106">enemyShip = </text:span><text:span text:style-name="T105">new</text:span><text:span text:style-name="T106"> UFOEnemyShip();</text:span></text:p><text:p><text:span text:style-name="T106"><text:s text:c="16"/></text:span><text:span text:style-name="T105">break</text:span><text:span text:style-name="T106">;</text:span></text:p><text:p><text:span text:style-name="T106"><text:s text:c="12"/></text:span><text:span text:style-name="T105">case</text:span><text:span text:style-name="T106"> </text:span><text:span text:style-name="T111">"R"</text:span><text:span text:style-name="T106">:</text:span></text:p><text:p><text:span text:style-name="T106"><text:s text:c="16"/></text:span><text:span text:style-name="T106">enemyShip = </text:span><text:span text:style-name="T105">new</text:span><text:span text:style-name="T106"> RocketEnemyShip();</text:span></text:p><text:p><text:span text:style-name="T106"><text:s text:c="16"/></text:span><text:span text:style-name="T105">break</text:span><text:span text:style-name="T106">;</text:span></text:p><text:p><text:span text:style-name="T106"><text:s text:c="8"/></text:span><text:span text:style-name="T106">}</text:span></text:p><text:p><text:span text:style-name="T106"/></text:p><text:p><text:span text:style-name="T106"><text:s text:c="8"/></text:span><text:span text:style-name="T106">doStuffEnemy(enemyShip);</text:span></text:p><text:p><text:span text:style-name="T106"><text:s text:c="4"/></text:span><text:span text:style-name="T106">}</text:span></text:p><text:p><text:span text:style-name="T106"/></text:p><text:p><text:span text:style-name="T106"><text:s text:c="4"/></text:span><text:span text:style-name="T105">private</text:span><text:span text:style-name="T106"> </text:span><text:span text:style-name="T105">static</text:span><text:span text:style-name="T106"> </text:span><text:span text:style-name="T108">void</text:span><text:span text:style-name="T106"> </text:span><text:span text:style-name="T107">doStuffEnemy</text:span><text:span text:style-name="T106">(EnemyShip enemyShip) {</text:span></text:p><text:p><text:span text:style-name="T106"><text:s text:c="8"/></text:span><text:span text:style-name="T106">enemyShip.</text:span><text:span text:style-name="T110">displayEnemyShip</text:span><text:span text:style-name="T106">();</text:span></text:p><text:p><text:span text:style-name="T106"><text:s text:c="8"/></text:span><text:span text:style-name="T106">enemyShip.</text:span><text:span text:style-name="T110">followHeroShip</text:span><text:span text:style-name="T106">();</text:span></text:p><text:p><text:span text:style-name="T106"><text:s text:c="8"/></text:span><text:span text:style-name="T106">enemyShip.</text:span><text:span text:style-name="T110">enemyShipShoot</text:span><text:span text:style-name="T106">();</text:span></text:p><text:p><text:span text:style-name="T106"><text:s text:c="4"/></text:span><text:span text:style-name="T106">}</text:span></text:p><text:p><text:span text:style-name="T106">}</text:span></text:p></draw:text-box></draw:frame></text:p>
      <text:p text:style-name="P21"/>
      <text:p text:style-name="P40"><draw:frame text:anchor-type="paragraph" draw:z-index="17" draw:name="Shape2" draw:style-name="gr18" draw:text-style-name="P84" svg:width="6.9157in" svg:height="3.0413in" svg:x="0in" svg:y="0.5457in"><draw:text-box><text:p><text:span text:style-name="T105">public</text:span><text:span text:style-name="T106"> </text:span><text:span text:style-name="T105">class</text:span><text:span text:style-name="T106"> </text:span><text:span text:style-name="T107">EnemyShipFactory</text:span><text:span text:style-name="T106"> {</text:span></text:p><text:p><text:span text:style-name="T106"/></text:p><text:p><text:span text:style-name="T106"><text:s text:c="4"/></text:span><text:span text:style-name="T105">public</text:span><text:span text:style-name="T106"> EnemyShip </text:span><text:span text:style-name="T107">makeEnemyShip</text:span><text:span text:style-name="T106">(String shipType) {</text:span></text:p><text:p><text:span text:style-name="T106"/></text:p><text:p><text:span text:style-name="T106"><text:s text:c="8"/></text:span><text:span text:style-name="T105">switch</text:span><text:span text:style-name="T106"> (shipType) {</text:span></text:p><text:p><text:span text:style-name="T106"><text:s text:c="12"/></text:span><text:span text:style-name="T105">case</text:span><text:span text:style-name="T106"> </text:span><text:span text:style-name="T111">"U"</text:span><text:span text:style-name="T106">:</text:span></text:p><text:p><text:span text:style-name="T106"><text:s text:c="16"/></text:span><text:span text:style-name="T105">return</text:span><text:span text:style-name="T106"> </text:span><text:span text:style-name="T105">new</text:span><text:span text:style-name="T106"> UFOEnemyShip();</text:span></text:p><text:p><text:span text:style-name="T106"><text:s text:c="12"/></text:span><text:span text:style-name="T105">case</text:span><text:span text:style-name="T106"> </text:span><text:span text:style-name="T111">"R"</text:span><text:span text:style-name="T106">:</text:span></text:p><text:p><text:span text:style-name="T106"><text:s text:c="16"/></text:span><text:span text:style-name="T105">return</text:span><text:span text:style-name="T106"> </text:span><text:span text:style-name="T105">new</text:span><text:span text:style-name="T106"> RocketEnemyShip();</text:span></text:p><text:p><text:span text:style-name="T106"><text:s text:c="12"/></text:span><text:span text:style-name="T105">case</text:span><text:span text:style-name="T106"> </text:span><text:span text:style-name="T111">"B"</text:span><text:span text:style-name="T106">: </text:span></text:p><text:p><text:span text:style-name="T106"><text:s text:c="16"/></text:span><text:span text:style-name="T105">return</text:span><text:span text:style-name="T106"> </text:span><text:span text:style-name="T105">new</text:span><text:span text:style-name="T106"> BigUFOEnemeyShip();</text:span></text:p><text:p><text:span text:style-name="T106"><text:s text:c="12"/></text:span><text:span text:style-name="T105">default</text:span><text:span text:style-name="T106">:</text:span></text:p><text:p><text:span text:style-name="T106"><text:s text:c="16"/></text:span><text:span text:style-name="T105">return</text:span><text:span text:style-name="T106"> </text:span><text:span text:style-name="T105">null</text:span><text:span text:style-name="T106">;</text:span></text:p><text:p><text:span text:style-name="T106"><text:s text:c="8"/></text:span><text:span text:style-name="T106">}</text:span></text:p><text:p><text:span text:style-name="T106"><text:s text:c="4"/></text:span><text:span text:style-name="T106">}</text:span></text:p><text:p><text:span text:style-name="T106">}</text:span></text:p></draw:text-box></draw:frame><text:soft-page-break/><text:span text:style-name="T52">Here we can see the solution to this problem. </text:span><text:span text:style-name="T51">We define a Factory class with a public method that is responsible for creating sub-classes of EnemyShips.</text:span><text:span text:style-name="T52">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Main is now using the ShipFactory to create ships. Even if we add a new ship type such as the BigUFOEnemyShip, it’s still an easy upgrade. </text:p>
      <text:p text:style-name="P21"><draw:frame text:anchor-type="paragraph" draw:z-index="16" draw:name="Shape2" draw:style-name="gr17" draw:text-style-name="P84" svg:width="6.9157in" svg:height="5.4913in" svg:x="0in" svg:y="0.2154in"><draw:text-box><text:p><text:span text:style-name="T105">public</text:span><text:span text:style-name="T106"> </text:span><text:span text:style-name="T105">class</text:span><text:span text:style-name="T106"> </text:span><text:span text:style-name="T107">MainClass</text:span><text:span text:style-name="T106"> {</text:span></text:p><text:p><text:span text:style-name="T106"/></text:p><text:p><text:span text:style-name="T106"><text:s text:c="4"/></text:span><text:span text:style-name="T105">public</text:span><text:span text:style-name="T106"> </text:span><text:span text:style-name="T105">static</text:span><text:span text:style-name="T106"> </text:span><text:span text:style-name="T108">void</text:span><text:span text:style-name="T106"> </text:span><text:span text:style-name="T107">main</text:span><text:span text:style-name="T106">(String[] args) {</text:span></text:p><text:p><text:span text:style-name="T106"><text:s text:c="8"/></text:span></text:p><text:p><text:span text:style-name="T106"><text:s text:c="8"/></text:span><text:span text:style-name="T109">// Here we create the ship factory</text:span></text:p><text:p><text:span text:style-name="T106"><text:s text:c="8"/></text:span><text:span text:style-name="T106">EnemyShipFactory shipFactory = </text:span><text:span text:style-name="T105">new</text:span><text:span text:style-name="T106"> EnemyShipFactory(); <text:s text:c="7"/></text:span></text:p><text:p><text:span text:style-name="T106"><text:s text:c="8"/></text:span><text:span text:style-name="T106">EnemyShip enemyShip = </text:span><text:span text:style-name="T105">null</text:span><text:span text:style-name="T106">;</text:span></text:p><text:p><text:span text:style-name="T106"/></text:p><text:p><text:span text:style-name="T106"><text:s text:c="8"/></text:span><text:span text:style-name="T106">Scanner userInput = </text:span><text:span text:style-name="T105">new</text:span><text:span text:style-name="T106"> Scanner(System.</text:span><text:span text:style-name="T110">in</text:span><text:span text:style-name="T106">);</text:span></text:p><text:p><text:span text:style-name="T106"><text:s text:c="8"/></text:span><text:span text:style-name="T106">String typeOfShip = </text:span><text:span text:style-name="T111">""</text:span><text:span text:style-name="T106">;</text:span></text:p><text:p><text:span text:style-name="T106"><text:s text:c="8"/></text:span><text:span text:style-name="T106">System.</text:span><text:span text:style-name="T110">out</text:span><text:span text:style-name="T106">.</text:span><text:span text:style-name="T110">println</text:span><text:span text:style-name="T106">(</text:span><text:span text:style-name="T111">"What type of ship? (U / R / B)"</text:span><text:span text:style-name="T106">);</text:span></text:p><text:p><text:span text:style-name="T106"/></text:p><text:p><text:span text:style-name="T106"><text:s text:c="8"/></text:span><text:span text:style-name="T109">// Get user input (runtime will deciding class type)</text:span></text:p><text:p><text:span text:style-name="T106"><text:s text:c="8"/></text:span><text:span text:style-name="T105">if</text:span><text:span text:style-name="T106"> (userInput.</text:span><text:span text:style-name="T110">hasNextLine</text:span><text:span text:style-name="T106">()) {</text:span></text:p><text:p><text:span text:style-name="T106"><text:s text:c="12"/></text:span><text:span text:style-name="T106">typeOfShip = userInput.</text:span><text:span text:style-name="T110">nextLine</text:span><text:span text:style-name="T106">();</text:span></text:p><text:p><text:span text:style-name="T106"><text:s text:c="8"/></text:span><text:span text:style-name="T106">}</text:span></text:p><text:p><text:span text:style-name="T106"><text:s text:c="8"/></text:span></text:p><text:p><text:span text:style-name="T106"><text:s text:c="8"/></text:span><text:span text:style-name="T109">// The ship factory will create my ships now</text:span></text:p><text:p><text:span text:style-name="T106"><text:s text:c="8"/></text:span><text:span text:style-name="T106">enemyShip = shipFactory.</text:span><text:span text:style-name="T110">makeEnemyShip</text:span><text:span text:style-name="T106">(typeOfShip);</text:span></text:p><text:p><text:span text:style-name="T106"><text:s text:c="8"/></text:span><text:span text:style-name="T105">if</text:span><text:span text:style-name="T106"> (enemyShip != </text:span><text:span text:style-name="T105">null</text:span><text:span text:style-name="T106">) {</text:span></text:p><text:p><text:span text:style-name="T106"><text:s text:c="12"/></text:span><text:span text:style-name="T106">doStuffEnemy(enemyShip);</text:span></text:p><text:p><text:span text:style-name="T106"><text:s text:c="8"/></text:span><text:span text:style-name="T106">}</text:span></text:p><text:p><text:span text:style-name="T106"><text:s text:c="4"/></text:span><text:span text:style-name="T106">}</text:span></text:p><text:p><text:span text:style-name="T106"/></text:p><text:p><text:span text:style-name="T106"><text:s text:c="4"/></text:span><text:span text:style-name="T105">private</text:span><text:span text:style-name="T106"> </text:span><text:span text:style-name="T105">static</text:span><text:span text:style-name="T106"> </text:span><text:span text:style-name="T108">void</text:span><text:span text:style-name="T106"> </text:span><text:span text:style-name="T107">doStuffEnemy</text:span><text:span text:style-name="T106">(EnemyShip enemyShip) {</text:span></text:p><text:p><text:span text:style-name="T106"><text:s text:c="8"/></text:span><text:span text:style-name="T106">enemyShip.</text:span><text:span text:style-name="T110">displayEnemyShip</text:span><text:span text:style-name="T106">();</text:span></text:p><text:p><text:span text:style-name="T106"><text:s text:c="8"/></text:span><text:span text:style-name="T106">enemyShip.</text:span><text:span text:style-name="T110">followHeroShip</text:span><text:span text:style-name="T106">();</text:span></text:p><text:p><text:span text:style-name="T106"><text:s text:c="8"/></text:span><text:span text:style-name="T106">enemyShip.</text:span><text:span text:style-name="T110">enemyShipShoot</text:span><text:span text:style-name="T106">();</text:span></text:p><text:p><text:span text:style-name="T106"><text:s text:c="4"/></text:span><text:span text:style-name="T106">}</text:span></text:p><text:p><text:span text:style-name="T106">}</text:span></text:p></draw:text-box></draw:frame><text:s/></text:p>
      <text:p text:style-name="P57"/>
      <text:p text:style-name="P22"/>
      <text:h text:style-name="P72" text:outline-level="3">Strategy pattern</text:h>
      <text:p text:style-name="P42"><text:span text:style-name="T14">T</text:span><text:span text:style-name="T13">he main focus of the Strategy patter is to allow a program to have a defined family of algorithms from which the </text:span><text:span text:style-name="T15">program chooses the correct one during runtime. This allows for the writing of more generalized code with a flexible use scenario without having to include every imaginable algorithm that could be needed.</text:span></text:p>
      <text:p text:style-name="P41">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p>
      <text:p text:style-name="P41">Instead of including all these methods with the ship object we can create them as subclasses and only call the one needed.</text:p>
      <text:p text:style-name="P52"><text:span text:style-name="T68">This way of thinking leads to the result following the open/closed principle that states that classes should be possible to open to </text:span><text:span text:style-name="T38">extension but closed for modification.</text:span></text:p>
      <text:p text:style-name="P31">Following is some code that illustrates the Strategy pattern: [<text:span text:style-name="T78">10</text:span>]</text:p>
      <text:p text:style-name="P41"><draw:frame text:anchor-type="paragraph" draw:z-index="20" draw:name="Shape2" draw:style-name="gr21" draw:text-style-name="P84" svg:width="6.4732in" svg:height="3.2161in" svg:x="0.0217in" svg:y="0.1118in"><draw:text-box><text:p><text:span text:style-name="T105">import</text:span><text:span text:style-name="T106"> </text:span><text:span text:style-name="T108">java.util.ArrayList</text:span><text:span text:style-name="T106">;</text:span></text:p><text:p><text:span text:style-name="T106"/></text:p><text:p><text:span text:style-name="T113">@FunctionalInterface</text:span></text:p><text:p><text:span text:style-name="T105">interface</text:span><text:span text:style-name="T106"> </text:span><text:span text:style-name="T107">BillingStrategy</text:span><text:span text:style-name="T106"> {</text:span></text:p><text:p><text:span text:style-name="T106"><text:s text:c="4"/></text:span><text:span text:style-name="T109">// Use a price in cents to avoid floating point round-off error</text:span></text:p><text:p><text:span text:style-name="T106"><text:s text:c="4"/></text:span><text:span text:style-name="T108">int</text:span><text:span text:style-name="T106"> </text:span><text:span text:style-name="T107">getActPrice</text:span><text:span text:style-name="T106">(</text:span><text:span text:style-name="T108">int</text:span><text:span text:style-name="T106"> rawPrice);</text:span></text:p><text:p><text:span text:style-name="T106"><text:s text:c="2"/></text:span></text:p><text:p><text:span text:style-name="T106"><text:s text:c="4"/></text:span><text:span text:style-name="T109">// Normal billing strategy (unchanged price)</text:span></text:p><text:p><text:span text:style-name="T106"><text:s text:c="4"/></text:span><text:span text:style-name="T105">static</text:span><text:span text:style-name="T106"> BillingStrategy </text:span><text:span text:style-name="T107">normalStrategy</text:span><text:span text:style-name="T106">() {</text:span></text:p><text:p><text:span text:style-name="T106"><text:s text:c="8"/></text:span><text:span text:style-name="T105">return</text:span><text:span text:style-name="T106"> rawPrice -&gt; rawPrice;</text:span></text:p><text:p><text:span text:style-name="T106"><text:s text:c="4"/></text:span><text:span text:style-name="T106">}</text:span></text:p><text:p><text:span text:style-name="T106"><text:s text:c="2"/></text:span></text:p><text:p><text:span text:style-name="T106"><text:s text:c="4"/></text:span><text:span text:style-name="T109">// Strategy for Happy hour (50% discount)</text:span></text:p><text:p><text:span text:style-name="T106"><text:s text:c="4"/></text:span><text:span text:style-name="T105">static</text:span><text:span text:style-name="T106"> BillingStrategy </text:span><text:span text:style-name="T107">happyHourStrategy</text:span><text:span text:style-name="T106">() {</text:span></text:p><text:p><text:span text:style-name="T106"><text:s text:c="8"/></text:span><text:span text:style-name="T105">return</text:span><text:span text:style-name="T106"> rawPrice -&gt; rawPrice / </text:span><text:span text:style-name="T112">2</text:span><text:span text:style-name="T106">;</text:span></text:p><text:p><text:span text:style-name="T106"><text:s text:c="4"/></text:span><text:span text:style-name="T106">}</text:span></text:p><text:p><text:span text:style-name="T106">}</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60"><draw:frame text:anchor-type="paragraph" draw:z-index="21" draw:name="Shape2_0" draw:style-name="gr22" draw:text-style-name="P84" svg:width="6.4732in" svg:height="4.4413in" svg:x="0.0217in" svg:y="0.1118in"><draw:text-box><text:p><text:span text:style-name="T105">class</text:span><text:span text:style-name="T106"> </text:span><text:span text:style-name="T107">Customer</text:span><text:span text:style-name="T106"> {</text:span></text:p><text:p><text:span text:style-name="T106"><text:s text:c="4"/></text:span><text:span text:style-name="T105">private</text:span><text:span text:style-name="T106"> </text:span><text:span text:style-name="T105">final</text:span><text:span text:style-name="T106"> List&lt;Integer&gt; drinks = </text:span><text:span text:style-name="T105">new</text:span><text:span text:style-name="T106"> ArrayList&lt;&gt;();</text:span></text:p><text:p><text:span text:style-name="T106"><text:s text:c="4"/></text:span><text:span text:style-name="T105">private</text:span><text:span text:style-name="T106"> BillingStrategy strategy;</text:span></text:p><text:p><text:span text:style-name="T106"/></text:p><text:p><text:span text:style-name="T106"><text:s text:c="4"/></text:span><text:span text:style-name="T105">public</text:span><text:span text:style-name="T106"> </text:span><text:span text:style-name="T107">Customer</text:span><text:span text:style-name="T106">(BillingStrategy strategy) {</text:span></text:p><text:p><text:span text:style-name="T106"><text:s text:c="8"/></text:span><text:span text:style-name="T105">this</text:span><text:span text:style-name="T106">.</text:span><text:span text:style-name="T110">strategy</text:span><text:span text:style-name="T106"> = strategy;</text:span></text:p><text:p><text:span text:style-name="T106"><text:s text:c="4"/></text:span><text:span text:style-name="T106">}</text:span></text:p><text:p><text:span text:style-name="T106"/></text:p><text:p><text:span text:style-name="T106"><text:s text:c="4"/></text:span><text:span text:style-name="T105">public</text:span><text:span text:style-name="T106"> </text:span><text:span text:style-name="T108">void</text:span><text:span text:style-name="T106"> </text:span><text:span text:style-name="T107">add</text:span><text:span text:style-name="T106">(</text:span><text:span text:style-name="T108">int</text:span><text:span text:style-name="T106"> price, </text:span><text:span text:style-name="T108">int</text:span><text:span text:style-name="T106"> quantity) {</text:span></text:p><text:p><text:span text:style-name="T106"><text:s text:c="8"/></text:span><text:span text:style-name="T105">this</text:span><text:span text:style-name="T106">.</text:span><text:span text:style-name="T110">drinks</text:span><text:span text:style-name="T106">.</text:span><text:span text:style-name="T110">add</text:span><text:span text:style-name="T106">(</text:span><text:span text:style-name="T105">this</text:span><text:span text:style-name="T106">.</text:span><text:span text:style-name="T110">strategy</text:span><text:span text:style-name="T106">.</text:span><text:span text:style-name="T110">getActPrice</text:span><text:span text:style-name="T106">(price*quantity));</text:span></text:p><text:p><text:span text:style-name="T106"><text:s text:c="4"/></text:span><text:span text:style-name="T106">}</text:span></text:p><text:p><text:span text:style-name="T106"/></text:p><text:p><text:span text:style-name="T106"><text:s text:c="4"/></text:span><text:span text:style-name="T109">// Payment of bill</text:span></text:p><text:p><text:span text:style-name="T106"><text:s text:c="4"/></text:span><text:span text:style-name="T105">public</text:span><text:span text:style-name="T106"> </text:span><text:span text:style-name="T108">void</text:span><text:span text:style-name="T106"> </text:span><text:span text:style-name="T107">printBill</text:span><text:span text:style-name="T106">() {</text:span></text:p><text:p><text:span text:style-name="T106"><text:s text:c="8"/></text:span><text:span text:style-name="T108">int</text:span><text:span text:style-name="T106"> sum = </text:span><text:span text:style-name="T105">this</text:span><text:span text:style-name="T106">.</text:span><text:span text:style-name="T110">drinks</text:span><text:span text:style-name="T106">.</text:span><text:span text:style-name="T110">stream</text:span><text:span text:style-name="T106">().</text:span><text:span text:style-name="T110">mapToInt</text:span><text:span text:style-name="T106">(v -&gt; v).</text:span><text:span text:style-name="T110">sum</text:span><text:span text:style-name="T106">();</text:span></text:p><text:p><text:span text:style-name="T106"><text:s text:c="8"/></text:span><text:span text:style-name="T106">System.</text:span><text:span text:style-name="T110">out</text:span><text:span text:style-name="T106">.</text:span><text:span text:style-name="T110">println</text:span><text:span text:style-name="T106">(</text:span><text:span text:style-name="T111">"Total due: "</text:span><text:span text:style-name="T106"> + sum / </text:span><text:span text:style-name="T112">100.0</text:span><text:span text:style-name="T106">);</text:span></text:p><text:p><text:span text:style-name="T106"><text:s text:c="8"/></text:span><text:span text:style-name="T105">this</text:span><text:span text:style-name="T106">.</text:span><text:span text:style-name="T110">drinks</text:span><text:span text:style-name="T106">.</text:span><text:span text:style-name="T110">clear</text:span><text:span text:style-name="T106">();</text:span></text:p><text:p><text:span text:style-name="T106"><text:s text:c="4"/></text:span><text:span text:style-name="T106">}</text:span></text:p><text:p><text:span text:style-name="T106"/></text:p><text:p><text:span text:style-name="T106"><text:s text:c="4"/></text:span><text:span text:style-name="T109">// Set Strategy</text:span></text:p><text:p><text:span text:style-name="T106"><text:s text:c="4"/></text:span><text:span text:style-name="T105">public</text:span><text:span text:style-name="T106"> </text:span><text:span text:style-name="T108">void</text:span><text:span text:style-name="T106"> </text:span><text:span text:style-name="T107">setStrategy</text:span><text:span text:style-name="T106">(BillingStrategy strategy) {</text:span></text:p><text:p><text:span text:style-name="T106"><text:s text:c="8"/></text:span><text:span text:style-name="T105">this</text:span><text:span text:style-name="T106">.</text:span><text:span text:style-name="T110">strategy</text:span><text:span text:style-name="T106"> = strategy;</text:span></text:p><text:p><text:span text:style-name="T106"><text:s text:c="4"/></text:span><text:span text:style-name="T106">}</text:span></text:p><text:p><text:span text:style-name="T106">}</text:span></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text:anchor-type="paragraph" draw:z-index="22" draw:name="Shape2_1" draw:style-name="gr23" draw:text-style-name="P84" svg:width="6.4732in" svg:height="5.4913in" svg:x="0.0217in" svg:y="0.1118in"><draw:text-box><text:p><text:span text:style-name="T105">public</text:span><text:span text:style-name="T106"> </text:span><text:span text:style-name="T105">class</text:span><text:span text:style-name="T106"> </text:span><text:span text:style-name="T107">StrategyPattern</text:span><text:span text:style-name="T106"> {</text:span></text:p><text:p><text:span text:style-name="T106"><text:s text:c="4"/></text:span><text:span text:style-name="T105">public</text:span><text:span text:style-name="T106"> </text:span><text:span text:style-name="T105">static</text:span><text:span text:style-name="T106"> </text:span><text:span text:style-name="T108">void</text:span><text:span text:style-name="T106"> </text:span><text:span text:style-name="T107">main</text:span><text:span text:style-name="T106">(String[] arguments) {</text:span></text:p><text:p><text:span text:style-name="T106"><text:s text:c="8"/></text:span><text:span text:style-name="T109">// Prepare strategies</text:span></text:p><text:p><text:span text:style-name="T106"><text:s text:c="8"/></text:span><text:span text:style-name="T106">BillingStrategy normalStrategy <text:s text:c="3"/>= BillingStrategy.</text:span><text:span text:style-name="T110">normalStrategy</text:span><text:span text:style-name="T106">();</text:span></text:p><text:p><text:span text:style-name="T106"><text:s text:c="8"/></text:span><text:span text:style-name="T106">BillingStrategy happyHourStrategy = BillingStrategy.</text:span><text:span text:style-name="T110">happyHourStrategy</text:span><text:span text:style-name="T106">();</text:span></text:p><text:p><text:span text:style-name="T106"/></text:p><text:p><text:span text:style-name="T106"><text:s text:c="8"/></text:span><text:span text:style-name="T106">Customer firstCustomer = </text:span><text:span text:style-name="T105">new</text:span><text:span text:style-name="T106"> Customer(normalStrategy);</text:span></text:p><text:p><text:span text:style-name="T106"/></text:p><text:p><text:span text:style-name="T106"><text:s text:c="8"/></text:span><text:span text:style-name="T109">// Normal billing</text:span></text:p><text:p><text:span text:style-name="T106"><text:s text:c="8"/></text:span><text:span text:style-name="T106">firstCustomer.</text:span><text:span text:style-name="T110">add</text:span><text:span text:style-name="T106">(</text:span><text:span text:style-name="T112">100</text:span><text:span text:style-name="T106">, </text:span><text:span text:style-name="T112">1</text:span><text:span text:style-name="T106">);</text:span></text:p><text:p><text:span text:style-name="T106"/></text:p><text:p><text:span text:style-name="T106"><text:s text:c="8"/></text:span><text:span text:style-name="T109">// Start Happy Hour</text:span></text:p><text:p><text:span text:style-name="T106"><text:s text:c="8"/></text:span><text:span text:style-name="T106">firstCustomer.</text:span><text:span text:style-name="T110">setStrategy</text:span><text:span text:style-name="T106">(happyHourStrategy);</text:span></text:p><text:p><text:span text:style-name="T106"><text:s text:c="8"/></text:span><text:span text:style-name="T106">firstCustomer.</text:span><text:span text:style-name="T110">add</text:span><text:span text:style-name="T106">(</text:span><text:span text:style-name="T112">100</text:span><text:span text:style-name="T106">, </text:span><text:span text:style-name="T112">2</text:span><text:span text:style-name="T106">);</text:span></text:p><text:p><text:span text:style-name="T106"/></text:p><text:p><text:span text:style-name="T106"><text:s text:c="8"/></text:span><text:span text:style-name="T109">// New Customer</text:span></text:p><text:p><text:span text:style-name="T106"><text:s text:c="8"/></text:span><text:span text:style-name="T106">Customer secondCustomer = </text:span><text:span text:style-name="T105">new</text:span><text:span text:style-name="T106"> Customer(happyHourStrategy);</text:span></text:p><text:p><text:span text:style-name="T106"><text:s text:c="8"/></text:span><text:span text:style-name="T106">secondCustomer.</text:span><text:span text:style-name="T110">add</text:span><text:span text:style-name="T106">(</text:span><text:span text:style-name="T112">80</text:span><text:span text:style-name="T106">, </text:span><text:span text:style-name="T112">1</text:span><text:span text:style-name="T106">);</text:span></text:p><text:p><text:span text:style-name="T106"><text:s text:c="8"/></text:span><text:span text:style-name="T109">// The Customer pays</text:span></text:p><text:p><text:span text:style-name="T106"><text:s text:c="8"/></text:span><text:span text:style-name="T106">firstCustomer.</text:span><text:span text:style-name="T110">printBill</text:span><text:span text:style-name="T106">();</text:span></text:p><text:p><text:span text:style-name="T106"/></text:p><text:p><text:span text:style-name="T106"><text:s text:c="8"/></text:span><text:span text:style-name="T109">// End Happy Hour</text:span></text:p><text:p><text:span text:style-name="T106"><text:s text:c="8"/></text:span><text:span text:style-name="T106">secondCustomer.</text:span><text:span text:style-name="T110">setStrategy</text:span><text:span text:style-name="T106">(normalStrategy);</text:span></text:p><text:p><text:span text:style-name="T106"><text:s text:c="8"/></text:span><text:span text:style-name="T106">secondCustomer.</text:span><text:span text:style-name="T110">add</text:span><text:span text:style-name="T106">(</text:span><text:span text:style-name="T112">130</text:span><text:span text:style-name="T106">, </text:span><text:span text:style-name="T112">2</text:span><text:span text:style-name="T106">);</text:span></text:p><text:p><text:span text:style-name="T106"><text:s text:c="8"/></text:span><text:span text:style-name="T106">secondCustomer.</text:span><text:span text:style-name="T110">add</text:span><text:span text:style-name="T106">(</text:span><text:span text:style-name="T112">250</text:span><text:span text:style-name="T106">, </text:span><text:span text:style-name="T112">1</text:span><text:span text:style-name="T106">);</text:span></text:p><text:p><text:span text:style-name="T106"><text:s text:c="8"/></text:span><text:span text:style-name="T106">secondCustomer.</text:span><text:span text:style-name="T110">printBill</text:span><text:span text:style-name="T106">();</text:span></text:p><text:p><text:span text:style-name="T106"><text:s text:c="4"/></text:span><text:span text:style-name="T106">}</text:span></text:p><text:p><text:span text:style-name="T106">}</text:span></text:p></draw:text-box></draw:frame><text:soft-page-break/></text:p>
      <text:h text:style-name="P75" text:outline-level="3">Abstract Factory</text:h>
      <text:p text:style-name="P43">The abstract factory pattern is a method of being able to dynamically selecting the apropriate factory when a new object needs to be created. In other words you encapsulate several different factories and select between them based on what you need to have created.</text:p>
      <text:p text:style-name="P51"><text:span text:style-name="T75">T</text:span><text:span text:style-name="T74">his is done by creating an interface for an abstract factory and when implemented it picks the correct factory depending on for instance user input.</text:span></text:p>
      <text:p text:style-name="P44">Some example code [<text:span text:style-name="T78">11</text:span>]:</text:p>
      <text:p text:style-name="P65"><draw:frame text:anchor-type="paragraph" draw:z-index="23" draw:name="Shape2_2" draw:style-name="gr24" draw:text-style-name="P84" svg:width="6.4732in" svg:height="6.5413in" svg:x="0.0217in" svg:y="0.1118in"><draw:text-box><text:p><text:span text:style-name="T105">public</text:span><text:span text:style-name="T106"> </text:span><text:span text:style-name="T105">interface</text:span><text:span text:style-name="T106"> </text:span><text:span text:style-name="T107">Animal</text:span><text:span text:style-name="T106"> {</text:span></text:p><text:p><text:span text:style-name="T106"><text:s text:c="4"/></text:span><text:span text:style-name="T106">String </text:span><text:span text:style-name="T107">getAnimal</text:span><text:span text:style-name="T106">();</text:span></text:p><text:p><text:span text:style-name="T106"><text:s text:c="4"/></text:span><text:span text:style-name="T106">String </text:span><text:span text:style-name="T107">makeSound</text:span><text:span text:style-name="T106">();</text:span></text:p><text:p><text:span text:style-name="T106">}</text:span></text:p><text:p><text:span text:style-name="T106"/></text:p><text:p><text:span text:style-name="T105">public</text:span><text:span text:style-name="T106"> </text:span><text:span text:style-name="T105">class</text:span><text:span text:style-name="T106"> </text:span><text:span text:style-name="T107">Duck</text:span><text:span text:style-name="T106"> </text:span><text:span text:style-name="T105">implements</text:span><text:span text:style-name="T106"> Animal {</text:span></text:p><text:p><text:span text:style-name="T106"><text:s/></text:span></text:p><text:p><text:span text:style-name="T106"><text:s text:c="4"/></text:span><text:span text:style-name="T113">@Override</text:span></text:p><text:p><text:span text:style-name="T106"><text:s text:c="4"/></text:span><text:span text:style-name="T105">public</text:span><text:span text:style-name="T106"> String </text:span><text:span text:style-name="T107">getAnimal</text:span><text:span text:style-name="T106">() {</text:span></text:p><text:p><text:span text:style-name="T106"><text:s text:c="8"/></text:span><text:span text:style-name="T105">return</text:span><text:span text:style-name="T106"> </text:span><text:span text:style-name="T111">"Duck"</text:span><text:span text:style-name="T106">;</text:span></text:p><text:p><text:span text:style-name="T106"><text:s text:c="4"/></text:span><text:span text:style-name="T106">}</text:span></text:p><text:p><text:span text:style-name="T106"><text:s/></text:span></text:p><text:p><text:span text:style-name="T106"><text:s text:c="4"/></text:span><text:span text:style-name="T113">@Override</text:span></text:p><text:p><text:span text:style-name="T106"><text:s text:c="4"/></text:span><text:span text:style-name="T105">public</text:span><text:span text:style-name="T106"> String </text:span><text:span text:style-name="T107">makeSound</text:span><text:span text:style-name="T106">() {</text:span></text:p><text:p><text:span text:style-name="T106"><text:s text:c="8"/></text:span><text:span text:style-name="T105">return</text:span><text:span text:style-name="T106"> </text:span><text:span text:style-name="T111">"Squeks"</text:span><text:span text:style-name="T106">;</text:span></text:p><text:p><text:span text:style-name="T106"><text:s text:c="4"/></text:span><text:span text:style-name="T106">}</text:span></text:p><text:p><text:span text:style-name="T106">}</text:span></text:p><text:p><text:span text:style-name="T106"/></text:p><text:p><text:span text:style-name="T105">public</text:span><text:span text:style-name="T106"> </text:span><text:span text:style-name="T105">interface</text:span><text:span text:style-name="T106"> </text:span><text:span text:style-name="T107">AbstractFactory</text:span><text:span text:style-name="T106">&lt;T&gt; {</text:span></text:p><text:p><text:span text:style-name="T106"><text:s text:c="4"/></text:span><text:span text:style-name="T106">T </text:span><text:span text:style-name="T107">create</text:span><text:span text:style-name="T106">(String animalType) ;</text:span></text:p><text:p><text:span text:style-name="T106">}</text:span></text:p><text:p><text:span text:style-name="T106"/></text:p><text:p><text:span text:style-name="T105">public</text:span><text:span text:style-name="T106"> </text:span><text:span text:style-name="T105">class</text:span><text:span text:style-name="T106"> </text:span><text:span text:style-name="T107">AnimalFactory</text:span><text:span text:style-name="T106"> </text:span><text:span text:style-name="T105">implements</text:span><text:span text:style-name="T106"> AbstractFactory&lt;Animal&gt; {</text:span></text:p><text:p><text:span text:style-name="T106"><text:s/></text:span></text:p><text:p><text:span text:style-name="T106"><text:s text:c="4"/></text:span><text:span text:style-name="T113">@Override</text:span></text:p><text:p><text:span text:style-name="T106"><text:s text:c="4"/></text:span><text:span text:style-name="T105">public</text:span><text:span text:style-name="T106"> Animal </text:span><text:span text:style-name="T107">create</text:span><text:span text:style-name="T106">(String animalType) {</text:span></text:p><text:p><text:span text:style-name="T106"><text:s text:c="8"/></text:span><text:span text:style-name="T105">if</text:span><text:span text:style-name="T106"> (</text:span><text:span text:style-name="T111">"Dog"</text:span><text:span text:style-name="T106">.</text:span><text:span text:style-name="T110">equalsIgnoreCase</text:span><text:span text:style-name="T106">(animalType)) {</text:span></text:p><text:p><text:span text:style-name="T106"><text:s text:c="12"/></text:span><text:span text:style-name="T105">return</text:span><text:span text:style-name="T106"> </text:span><text:span text:style-name="T105">new</text:span><text:span text:style-name="T106"> Dog();</text:span></text:p><text:p><text:span text:style-name="T106"><text:s text:c="8"/></text:span><text:span text:style-name="T106">} </text:span><text:span text:style-name="T105">else</text:span><text:span text:style-name="T106"> </text:span><text:span text:style-name="T105">if</text:span><text:span text:style-name="T106"> (</text:span><text:span text:style-name="T111">"Duck"</text:span><text:span text:style-name="T106">.</text:span><text:span text:style-name="T110">equalsIgnoreCase</text:span><text:span text:style-name="T106">(animalType)) {</text:span></text:p><text:p><text:span text:style-name="T106"><text:s text:c="12"/></text:span><text:span text:style-name="T105">return</text:span><text:span text:style-name="T106"> </text:span><text:span text:style-name="T105">new</text:span><text:span text:style-name="T106"> Duck();</text:span></text:p><text:p><text:span text:style-name="T106"><text:s text:c="8"/></text:span><text:span text:style-name="T106">}</text:span></text:p><text:p><text:span text:style-name="T106"><text:s/></text:span></text:p><text:p><text:span text:style-name="T106"><text:s text:c="8"/></text:span><text:span text:style-name="T105">return</text:span><text:span text:style-name="T106"> </text:span><text:span text:style-name="T105">null</text:span><text:span text:style-name="T106">;</text:span></text:p><text:p><text:span text:style-name="T106"><text:s text:c="4"/></text:span><text:span text:style-name="T106">}</text:span></text:p><text:p><text:span text:style-name="T106"><text:s/></text:span></text:p><text:p><text:span text:style-name="T106">}</text:span></text:p></draw:text-box></draw:frame></text:p>
      <text:p text:style-name="P58"/>
      <text:h text:style-name="P70" text:outline-level="3">Command</text:h>
      <text:p text:style-name="P50">The <text:span text:style-name="T79">purpose of the</text:span> Command design pattern <text:span text:style-name="T79">is to separate the receiver of a request from the one invoking it. This is done by encapsulating the information needed to perform the request in an object. This information includes method call, arguments and the object to which the method belongs. The Command pattern typically consists of four components: the Command, the Receiver, the Invoker and the Client. The Command works as the before-mentioned encapsulating object. A command can be an interface containing a method called execute(). This interface can then be implemented as concrete commands to define, for any number of actions, the receiving object, which of its methods that should be called and possible parameters. The Receiver is the object responsible for performing the actual action requested. The Invoker is the object requesting the action. The Invoker knows nothing about how the action is performed, it only knows the commands’ interface. The Client can be used to supply the invoker the correct command. Example of further benefits of the Command pattern, except the separation of requester from invoker, is that it allows for queuing and scheduling of requests and it might be implemented to allow for undoing actions. [12]</text:span></text:p>
      <text:p text:style-name="P45">The following code exemplifies how the Command pattern can be implemented in Java. </text:p>
      <text:p text:style-name="P45"><draw:frame text:anchor-type="paragraph" draw:z-index="28" draw:name="Shape2" draw:style-name="gr29" draw:text-style-name="P85" svg:width="6.4732in" svg:height="0.7661in" svg:x="0.0217in" svg:y="0.1118in"><draw:text-box><text:p><text:span text:style-name="T105">public</text:span><text:span text:style-name="T106"> </text:span><text:span text:style-name="T105">interface</text:span><text:span text:style-name="T106"> </text:span><text:span text:style-name="T107">Command</text:span><text:span text:style-name="T106"> {</text:span></text:p><text:p><text:span text:style-name="T106"><text:s text:c="2"/></text:span><text:span text:style-name="T105">public</text:span><text:span text:style-name="T106"> </text:span><text:span text:style-name="T108">void</text:span><text:span text:style-name="T106"> </text:span><text:span text:style-name="T107">execute</text:span><text:span text:style-name="T106">();</text:span></text:p><text:p><text:span text:style-name="T106">}</text:span></text:p></draw:text-box></draw:frame></text:p>
      <text:h text:style-name="P73" text:outline-level="3">Iterator</text:h>
      <text:p text:style-name="P50"/>
      <text:p text:style-name="P50"><draw:frame text:anchor-type="paragraph" draw:z-index="29" draw:name="Shape2" draw:style-name="gr30" draw:text-style-name="P85" svg:width="6.4732in" svg:height="2.1661in" svg:x="0.0217in" svg:y="0.1118in"><draw:text-box><text:p><text:span text:style-name="T105">public</text:span><text:span text:style-name="T106"> </text:span><text:span text:style-name="T105">class</text:span><text:span text:style-name="T106"> </text:span><text:span text:style-name="T107">ConcreteCommand</text:span><text:span text:style-name="T106"> </text:span><text:span text:style-name="T105">implements</text:span><text:span text:style-name="T106"> Command {</text:span></text:p><text:p><text:span text:style-name="T106"><text:s text:c="4"/></text:span><text:span text:style-name="T105">private</text:span><text:span text:style-name="T106"> Receiver receiver;</text:span></text:p><text:p><text:span text:style-name="T106"><text:s text:c="4"/></text:span></text:p><text:p><text:span text:style-name="T106"><text:s text:c="4"/></text:span><text:span text:style-name="T105">public</text:span><text:span text:style-name="T106"> </text:span><text:span text:style-name="T108">void</text:span><text:span text:style-name="T106"> </text:span><text:span text:style-name="T107">Command</text:span><text:span text:style-name="T106">(Receiver receiver) {</text:span></text:p><text:p><text:span text:style-name="T106"><text:s text:c="8"/></text:span><text:span text:style-name="T105">this</text:span><text:span text:style-name="T106">.</text:span><text:span text:style-name="T110">receiver</text:span><text:span text:style-name="T106"> = receiver;</text:span></text:p><text:p><text:span text:style-name="T106"><text:s text:c="4"/></text:span><text:span text:style-name="T106">}</text:span></text:p><text:p><text:span text:style-name="T106"><text:s text:c="4"/></text:span></text:p><text:p><text:span text:style-name="T106"><text:s text:c="4"/></text:span><text:span text:style-name="T105">public</text:span><text:span text:style-name="T106"> </text:span><text:span text:style-name="T108">void</text:span><text:span text:style-name="T106"> </text:span><text:span text:style-name="T107">execute</text:span><text:span text:style-name="T106">() {</text:span></text:p><text:p><text:span text:style-name="T106"><text:s text:c="8"/></text:span><text:span text:style-name="T106">receiver.</text:span><text:span text:style-name="T110">performAction</text:span><text:span text:style-name="T106">();</text:span></text:p><text:p><text:span text:style-name="T106"><text:s text:c="4"/></text:span><text:span text:style-name="T106">}</text:span></text:p><text:p><text:span text:style-name="T106">}</text:span></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1"/>
      <text:p text:style-name="P50"><draw:frame text:anchor-type="paragraph" draw:z-index="30" draw:name="Shape2" draw:style-name="gr31" draw:text-style-name="P85" svg:width="6.4748in" svg:height="2.1669in" svg:x="0.0008in" svg:y="0.0571in"><draw:text-box><text:p><text:span text:style-name="T105">public</text:span><text:span text:style-name="T106"> </text:span><text:span text:style-name="T105">class</text:span><text:span text:style-name="T106"> </text:span><text:span text:style-name="T107">Sender</text:span><text:span text:style-name="T106"> {</text:span></text:p><text:p><text:span text:style-name="T106"><text:s text:c="4"/></text:span><text:span text:style-name="T105">private</text:span><text:span text:style-name="T106"> Command command;</text:span></text:p><text:p><text:span text:style-name="T106"><text:s text:c="4"/></text:span></text:p><text:p><text:span text:style-name="T106"><text:s text:c="4"/></text:span><text:span text:style-name="T105">public</text:span><text:span text:style-name="T106"> </text:span><text:span text:style-name="T108">void</text:span><text:span text:style-name="T106"> </text:span><text:span text:style-name="T107">setCommand</text:span><text:span text:style-name="T106">(Command command) {</text:span></text:p><text:p><text:span text:style-name="T106"><text:s text:c="8"/></text:span><text:span text:style-name="T105">this</text:span><text:span text:style-name="T106">.</text:span><text:span text:style-name="T110">command</text:span><text:span text:style-name="T106"> = command;</text:span></text:p><text:p><text:span text:style-name="T106"><text:s text:c="4"/></text:span><text:span text:style-name="T106">}</text:span></text:p><text:p><text:span text:style-name="T106"><text:s text:c="4"/></text:span></text:p><text:p><text:span text:style-name="T106"><text:s text:c="4"/></text:span><text:span text:style-name="T105">public</text:span><text:span text:style-name="T106"> </text:span><text:span text:style-name="T108">void</text:span><text:span text:style-name="T106"> </text:span><text:span text:style-name="T107">sendRequest</text:span><text:span text:style-name="T106">() {</text:span></text:p><text:p><text:span text:style-name="T106"><text:s text:c="8"/></text:span><text:span text:style-name="T106">command.</text:span><text:span text:style-name="T110">execute</text:span><text:span text:style-name="T106">();</text:span></text:p><text:p><text:span text:style-name="T106"><text:s text:c="4"/></text:span><text:span text:style-name="T106">}</text:span></text:p><text:p><text:span text:style-name="T106">}</text:span></text:p></draw:text-box></draw:frame></text:p>
      <text:p text:style-name="P50"/>
      <text:p text:style-name="P50"/>
      <text:p text:style-name="P50"/>
      <text:p text:style-name="P50"/>
      <text:p text:style-name="P50"/>
      <text:p text:style-name="P50"/>
      <text:p text:style-name="P50"/>
      <text:p text:style-name="P50"><draw:frame text:anchor-type="paragraph" draw:z-index="31" draw:name="Shape2" draw:style-name="gr32" draw:text-style-name="P85" svg:width="6.474in" svg:height="1.1161in" svg:x="-0.0307in" svg:y="-0.0283in"><draw:text-box><text:p><text:span text:style-name="T105">public</text:span><text:span text:style-name="T106"> </text:span><text:span text:style-name="T105">class</text:span><text:span text:style-name="T106"> </text:span><text:span text:style-name="T107">Receiver</text:span><text:span text:style-name="T106"> {</text:span></text:p><text:p><text:span text:style-name="T106"><text:s text:c="4"/></text:span><text:span text:style-name="T105">public</text:span><text:span text:style-name="T106"> </text:span><text:span text:style-name="T108">void</text:span><text:span text:style-name="T106"> </text:span><text:span text:style-name="T107">performAction</text:span><text:span text:style-name="T106">() {</text:span></text:p><text:p><text:span text:style-name="T106"><text:s text:c="8"/></text:span><text:span text:style-name="T106">System.</text:span><text:span text:style-name="T110">out</text:span><text:span text:style-name="T106">.</text:span><text:span text:style-name="T110">println</text:span><text:span text:style-name="T106">(</text:span><text:span text:style-name="T115">“</text:span><text:span text:style-name="T106">Action performed</text:span><text:span text:style-name="T115">”</text:span><text:span text:style-name="T106">);</text:span></text:p><text:p><text:span text:style-name="T106"><text:s text:c="4"/></text:span><text:span text:style-name="T106">}</text:span></text:p><text:p><text:span text:style-name="T106">}</text:span></text:p></draw:text-box></draw:frame></text:p>
      <text:p text:style-name="P50"/>
      <text:p text:style-name="P50"/>
      <text:p text:style-name="P50"/>
      <text:p text:style-name="P50"><draw:frame text:anchor-type="paragraph" draw:z-index="32" draw:name="Shape2" draw:style-name="gr30" draw:text-style-name="P85" svg:width="6.474in" svg:height="2.1661in" svg:x="-0.0201in" svg:y="0.0382in"><draw:text-box><text:p><text:span text:style-name="T105">public</text:span><text:span text:style-name="T106"> </text:span><text:span text:style-name="T105">class</text:span><text:span text:style-name="T106"> </text:span><text:span text:style-name="T107">NewMain</text:span><text:span text:style-name="T106"> {</text:span></text:p><text:p><text:span text:style-name="T106"/></text:p><text:p><text:span text:style-name="T106"><text:s text:c="4"/></text:span><text:span text:style-name="T105">public</text:span><text:span text:style-name="T106"> </text:span><text:span text:style-name="T105">static</text:span><text:span text:style-name="T106"> </text:span><text:span text:style-name="T108">void</text:span><text:span text:style-name="T106"> </text:span><text:span text:style-name="T107">main</text:span><text:span text:style-name="T106">(String[] args) {</text:span></text:p><text:p><text:span text:style-name="T106"><text:s text:c="8"/></text:span><text:span text:style-name="T106">Sender sender = </text:span><text:span text:style-name="T105">new</text:span><text:span text:style-name="T106"> Sender();</text:span></text:p><text:p><text:span text:style-name="T106"><text:s text:c="8"/></text:span><text:span text:style-name="T106">Receiver receiver = </text:span><text:span text:style-name="T105">new</text:span><text:span text:style-name="T106"> Receiver();</text:span></text:p><text:p><text:span text:style-name="T106"><text:s text:c="8"/></text:span><text:span text:style-name="T106">Command command = </text:span><text:span text:style-name="T105">new</text:span><text:span text:style-name="T106"> ConcreteCommand(receiver);</text:span></text:p><text:p><text:span text:style-name="T106"><text:s text:c="8"/></text:span></text:p><text:p><text:span text:style-name="T106"><text:s text:c="8"/></text:span><text:span text:style-name="T106">sender.</text:span><text:span text:style-name="T110">setCommand</text:span><text:span text:style-name="T106">(command);</text:span></text:p><text:p><text:span text:style-name="T106"><text:s text:c="8"/></text:span><text:span text:style-name="T106">sender.</text:span><text:span text:style-name="T110">sendRequest</text:span><text:span text:style-name="T106">(); <text:s text:c="7"/></text:span></text:p><text:p><text:span text:style-name="T106"><text:s text:c="4"/></text:span><text:span text:style-name="T106">}</text:span></text:p><text:p><text:span text:style-name="T106">}</text:span></text:p></draw:text-box></draw:frame></text:p>
      <text:p text:style-name="P50"/>
      <text:p text:style-name="P50"/>
      <text:p text:style-name="P50"/>
      <text:p text:style-name="P50"/>
      <text:p text:style-name="P50"/>
      <text:p text:style-name="P50"/>
      <text:p text:style-name="P46">Output</text:p>
      <text:p text:style-name="P48"><draw:frame text:anchor-type="paragraph" draw:z-index="33" draw:name="Shape2" draw:style-name="gr33" draw:text-style-name="P86" svg:width="6.4732in" svg:height="0.4248in" svg:x="0.0217in" svg:y="0.1118in"><draw:text-box><text:p><text:span text:style-name="T114">Action performed.</text:span></text:p></draw:text-box></draw:frame></text:p>
      <text:p text:style-name="P48"/>
      <text:p text:style-name="P48"/>
      <text:p text:style-name="P48"/>
      <text:p text:style-name="P48"/>
      <text:p text:style-name="P48"/>
      <text:h text:style-name="P74" text:outline-level="3"><text:soft-page-break/>Iterator</text:h>
      <text:p text:style-name="P50">The Iterator design pattern offers the possibility to traverse and access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78">13</text:span>]</text:p>
      <text:p text:style-name="P50">In Java, the Iterator interface contains <text:span text:style-name="T80">the following methods: next(), which returns the next element. hasNext(), which returns true if there are more elements to traverse in the collection. remove(), which removes the last element returned by the next() method. forEachRemaining(Consumer&lt;? Super E&gt; action), which performs a given action on all remaining elements. [14] </text:span></text:p>
      <text:p text:style-name="P50"/>
      <text:p text:style-name="P61">The following code exemplifies how to remove elements from a list while traversing the list with an iterator. </text:p>
      <text:p text:style-name="P3"><draw:frame text:anchor-type="paragraph" draw:z-index="24" draw:name="Shape2" draw:style-name="gr25" draw:text-style-name="P85" svg:width="6.4732in" svg:height="4.0913in" svg:x="0.0217in" svg:y="0.0575in"><draw:text-box><text:p><text:span text:style-name="T106">List&lt;Integer&gt; numberList = </text:span><text:span text:style-name="T105">new</text:span><text:span text:style-name="T106"> ArrayList();</text:span></text:p><text:p><text:span text:style-name="T106">numberList.</text:span><text:span text:style-name="T110">add</text:span><text:span text:style-name="T106">(</text:span><text:span text:style-name="T112">10</text:span><text:span text:style-name="T106">);</text:span></text:p><text:p><text:span text:style-name="T106">numberList.</text:span><text:span text:style-name="T110">add</text:span><text:span text:style-name="T106">(</text:span><text:span text:style-name="T112">15</text:span><text:span text:style-name="T106">);</text:span></text:p><text:p><text:span text:style-name="T106">numberList.</text:span><text:span text:style-name="T110">add</text:span><text:span text:style-name="T106">(</text:span><text:span text:style-name="T112">20</text:span><text:span text:style-name="T106">);</text:span></text:p><text:p><text:span text:style-name="T106"><text:s text:c="8"/></text:span></text:p><text:p><text:span text:style-name="T105">for</text:span><text:span text:style-name="T106"> (</text:span><text:span text:style-name="T108">int</text:span><text:span text:style-name="T106"> number : numberList) {</text:span></text:p><text:p><text:span text:style-name="T106"><text:tab/></text:span><text:span text:style-name="T106">System.</text:span><text:span text:style-name="T110">out</text:span><text:span text:style-name="T106">.</text:span><text:span text:style-name="T110">println</text:span><text:span text:style-name="T106">(number);</text:span></text:p><text:p><text:span text:style-name="T106">}</text:span></text:p><text:p><text:span text:style-name="T106"><text:s text:c="8"/></text:span></text:p><text:p><text:span text:style-name="T106">System.</text:span><text:span text:style-name="T110">out</text:span><text:span text:style-name="T106">.</text:span><text:span text:style-name="T110">println</text:span><text:span text:style-name="T106">(</text:span><text:span text:style-name="T111">""</text:span><text:span text:style-name="T106">);</text:span></text:p><text:p><text:span text:style-name="T106"><text:s text:c="8"/></text:span></text:p><text:p><text:span text:style-name="T106">Iterator numberIt = numberList.</text:span><text:span text:style-name="T110">iterator</text:span><text:span text:style-name="T106">();</text:span></text:p><text:p><text:span text:style-name="T106"><text:s text:c="8"/></text:span></text:p><text:p><text:span text:style-name="T105">while</text:span><text:span text:style-name="T106"> (numberIt.</text:span><text:span text:style-name="T110">hasNext</text:span><text:span text:style-name="T106">()) {</text:span></text:p><text:p><text:span text:style-name="T106"><text:tab/></text:span><text:span text:style-name="T105">if</text:span><text:span text:style-name="T106"> ((</text:span><text:span text:style-name="T108">int</text:span><text:span text:style-name="T106">) numberIt.</text:span><text:span text:style-name="T110">next</text:span><text:span text:style-name="T106">() &lt; </text:span><text:span text:style-name="T112">15</text:span><text:span text:style-name="T106">) {</text:span></text:p><text:p><text:span text:style-name="T106"><text:tab/></text:span><text:span text:style-name="T106"><text:tab/></text:span><text:span text:style-name="T106"><text:tab/></text:span><text:span text:style-name="T106">numberIt.</text:span><text:span text:style-name="T110">remove</text:span><text:span text:style-name="T106">();</text:span></text:p><text:p><text:span text:style-name="T106"><text:tab/></text:span><text:span text:style-name="T106">}</text:span></text:p><text:p><text:span text:style-name="T106">}</text:span></text:p><text:p><text:span text:style-name="T106"><text:s text:c="8"/></text:span></text:p><text:p><text:span text:style-name="T105">for</text:span><text:span text:style-name="T106"> (</text:span><text:span text:style-name="T108">int</text:span><text:span text:style-name="T106"> number : numberList) {</text:span></text:p><text:p><text:span text:style-name="T106"><text:tab/></text:span><text:span text:style-name="T106">System.</text:span><text:span text:style-name="T110">out</text:span><text:span text:style-name="T106">.</text:span><text:span text:style-name="T110">println</text:span><text:span text:style-name="T106">(number);</text:span></text:p><text:p><text:span text:style-name="T106">}</text:span></text:p></draw:text-box></draw:frame></text:p>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Output</text:p>
      <text:p text:style-name="P50"><draw:frame text:anchor-type="paragraph" draw:z-index="25" draw:name="Shape2" draw:style-name="gr26" draw:text-style-name="P86" svg:width="6.4732in" svg:height="1.3413in" svg:x="0.0217in" svg:y="0.1236in"><draw:text-box><text:p><text:span text:style-name="T114">10</text:span></text:p><text:p><text:span text:style-name="T114">15</text:span></text:p><text:p><text:span text:style-name="T114">20</text:span></text:p><text:p><text:span text:style-name="T114"/></text:p><text:p><text:span text:style-name="T114">15</text:span></text:p><text:p><text:span text:style-name="T114">20</text:span></text:p></draw:text-box></draw:frame></text:p>
      <text:p text:style-name="P50"/>
      <text:p text:style-name="P50"/>
      <text:p text:style-name="P50"/>
      <text:p text:style-name="P50"/>
      <text:p text:style-name="P50"/>
      <text:p text:style-name="P50"/>
      <text:p text:style-name="P61">The following code exemplifies how <text:span text:style-name="T81">to apply an action to all elements that remains after the last element returned by next(). </text:span></text:p>
      <text:p text:style-name="P6"><draw:frame text:anchor-type="paragraph" draw:z-index="26" draw:name="Shape2" draw:style-name="gr27" draw:text-style-name="P85" svg:width="6.4732in" svg:height="1.8161in" svg:x="0.0217in" svg:y="0.1118in"><draw:text-box><text:p><text:span text:style-name="T106">List&lt;Integer&gt; numberList = </text:span><text:span text:style-name="T105">new</text:span><text:span text:style-name="T106"> ArrayList();</text:span></text:p><text:p><text:span text:style-name="T106">numberList.</text:span><text:span text:style-name="T110">add</text:span><text:span text:style-name="T106">(</text:span><text:span text:style-name="T112">10</text:span><text:span text:style-name="T106">);</text:span></text:p><text:p><text:span text:style-name="T106">numberList.</text:span><text:span text:style-name="T110">add</text:span><text:span text:style-name="T106">(</text:span><text:span text:style-name="T112">15</text:span><text:span text:style-name="T106">);</text:span></text:p><text:p><text:span text:style-name="T106">numberList.</text:span><text:span text:style-name="T110">add</text:span><text:span text:style-name="T106">(</text:span><text:span text:style-name="T112">20</text:span><text:span text:style-name="T106">);</text:span></text:p><text:p><text:span text:style-name="T106"><text:s text:c="16"/></text:span></text:p><text:p><text:span text:style-name="T106">Iterator numberIt = numberList.</text:span><text:span text:style-name="T110">iterator</text:span><text:span text:style-name="T106">();</text:span></text:p><text:p><text:span text:style-name="T106"><text:s text:c="8"/></text:span></text:p><text:p><text:span text:style-name="T106">numberIt.</text:span><text:span text:style-name="T110">next</text:span><text:span text:style-name="T106">();</text:span></text:p><text:p><text:span text:style-name="T106">numberIt.</text:span><text:span text:style-name="T110">forEachRemaining</text:span><text:span text:style-name="T106">(System.</text:span><text:span text:style-name="T110">out</text:span><text:span text:style-name="T106">::println);</text:span></text:p></draw:text-box></draw:frame></text:p>
      <text:p text:style-name="P6"/>
      <text:p text:style-name="P6"/>
      <text:p text:style-name="P6"/>
      <text:p text:style-name="P6"/>
      <text:p text:style-name="P6"/>
      <text:p text:style-name="P6"/>
      <text:p text:style-name="P6"/>
      <text:p text:style-name="P6"/>
      <text:p text:style-name="P6"/>
      <text:p text:style-name="P6"/>
      <text:p text:style-name="P5"/>
      <text:p text:style-name="P47">Output</text:p>
      <text:p text:style-name="P7"><draw:frame text:anchor-type="paragraph" draw:z-index="27" draw:name="Shape2" draw:style-name="gr28" draw:text-style-name="P86" svg:width="6.4732in" svg:height="0.6079in" svg:x="0.0217in" svg:y="0.1118in"><draw:text-box><text:p><text:span text:style-name="T114">15</text:span></text:p><text:p><text:span text:style-name="T114">20</text:span></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text:p text:style-name="P29"><text:soft-page-break/>REFERENCES</text:p>
      <text:p text:style-name="P29"/>
      <text:p text:style-name="P22">[1] Craig Larman. Applying UML and patterns. <text:span text:style-name="T16">An introduction to object-oriented analysis and design and iterative development.</text:span> Third edition. Page 442-446. place of publish: One Lake Street Upper Saddle River,NJ 07458 Publisher Pearson Education, Inc; 2006.</text:p>
      <text:p text:style-name="P24">[<text:span text:style-name="T4">2</text:span>] Craig Larman. Applying UML and patterns. <text:span text:style-name="T16">An introduction to object-oriented analysis and design and iterative development.</text:span> <text:s/>Third edition. Page <text:span text:style-name="T4">461</text:span>-<text:span text:style-name="T4">463</text:span>. place of publish: One Lake Street Upper Saddle River,NJ 07458 Publisher Pearson Education, Inc; 2006.</text:p>
      <text:p text:style-name="P24">[<text:span text:style-name="T4">3</text:span>] Craig Larman. Applying UML and patterns. <text:span text:style-name="T16">An introduction to object-oriented analysis and design and iterative development.</text:span> Third edition. Page <text:span text:style-name="T4">630</text:span>-<text:span text:style-name="T4">633</text:span>. place of publish: One Lake Street Upper Saddle River,NJ 07458 Publisher Pearson Education, Inc; 2006.</text:p>
      <text:p text:style-name="P30"><text:span text:style-name="T24">[4] Fox Christopher.</text:span><text:span text:style-name="T17"> </text:span><text:span text:style-name="T18">Introduction to Software Engineering Design Processes, Principles, and Patterns with UML2.</text:span><text:span text:style-name="T17"> </text:span><text:span text:style-name="T19">First edition</text:span><text:span text:style-name="T17">. </text:span><text:span text:style-name="T20">Page 522-525 </text:span><text:span text:style-name="T17"><text:s/></text:span><text:span text:style-name="T19">Publisher</text:span><text:span text:style-name="T17">: </text:span><text:span text:style-name="T19">Greg Tobin</text:span><text:span text:style-name="T17">;</text:span><text:span text:style-name="T19"> 2007</text:span></text:p>
      <text:p text:style-name="P30"><text:span text:style-name="T53">[</text:span><text:span text:style-name="T55">5</text:span><text:span text:style-name="T53">] Craig Larman. Applying UML and patterns. </text:span><text:span text:style-name="T54">An introduction to object-oriented analysis and design and iterative development.</text:span><text:span text:style-name="T53"> Third edition. place of publish: One Lake Street Upper Saddle River,NJ 07458 Publisher Pearson Education, Inc; Publish year 2006.</text:span></text:p>
      <text:p text:style-name="P40"><text:span text:style-name="T34">[</text:span><text:span text:style-name="T37">6</text:span><text:span text:style-name="T35">] </text:span><text:span text:style-name="T36">M</text:span><text:span text:style-name="T35">icrosoft Visual Studio</text:span><text:span text:style-name="T34">. </text:span><text:span text:style-name="T36">D</text:span><text:span text:style-name="T35">esign Patterns: Factories </text:span><text:span text:style-name="T34">[video file]. </text:span><text:span text:style-name="T36">2</text:span><text:span text:style-name="T35">017</text:span><text:span text:style-name="T34">, </text:span><text:span text:style-name="T36">A</text:span><text:span text:style-name="T35">ug 11 </text:span><text:span text:style-name="T34">[cited </text:span><text:span text:style-name="T36">2</text:span><text:span text:style-name="T35">019 Feb 12</text:span><text:span text:style-name="T34">]. Available from: </text:span><text:a xlink:type="simple" xlink:href="https://www.youtube.com/watch?v=JEk7B_GUErc" text:style-name="Internet_20_link" text:visited-style-name="Visited_20_Internet_20_Link">https://www.youtube.com/watch?v=JEk7B_GUErc</text:a><text:span text:style-name="T34"> </text:span></text:p>
      <text:p text:style-name="P40"><text:span text:style-name="T59">[</text:span><text:span text:style-name="T66">7</text:span><text:span text:style-name="T59">] </text:span><text:span text:style-name="T61">A</text:span><text:span text:style-name="T62">lexander</text:span><text:span text:style-name="T59"> A. A Java Factory Pattern (Factory method) example. </text:span><text:span text:style-name="T61">2</text:span><text:span text:style-name="T62">019</text:span><text:span text:style-name="T59">, </text:span><text:span text:style-name="T61">S</text:span><text:span text:style-name="T62">ep 20 </text:span><text:span text:style-name="T59">[cited </text:span><text:span text:style-name="T61">2</text:span><text:span text:style-name="T62">019 Feb 12</text:span><text:span text:style-name="T59">]. In: </text:span><text:span text:style-name="T61">A</text:span><text:span text:style-name="T62">lvin Alexander </text:span><text:span text:style-name="T59">[Blog on the Internet]. Available from: </text:span><text:a xlink:type="simple" xlink:href="https://alvinalexander.com/java/java-factory-pattern-example" text:style-name="Internet_20_link" text:visited-style-name="Visited_20_Internet_20_Link"><text:span text:style-name="T59">https://alvinalexander.com/java/java-factory-pattern-example</text:span></text:a><text:span text:style-name="T59"> </text:span></text:p>
      <text:p text:style-name="P40"><text:span text:style-name="T59">[</text:span><text:span text:style-name="T66">8</text:span><text:span text:style-name="T60">]</text:span><text:span text:style-name="T59"> Gamma, Helm, Johnson, Vlissides. Design Patterns. </text:span><text:span text:style-name="T64">1 ed. Addison-Wesley Professional; 1994.</text:span></text:p>
      <text:p text:style-name="P52"><text:span text:style-name="T59">[</text:span><text:span text:style-name="T66">9</text:span><text:span text:style-name="T65">] </text:span><text:span text:style-name="T63">D</text:span><text:span text:style-name="T62">erek Banas</text:span><text:span text:style-name="T58">. </text:span><text:span text:style-name="T63">F</text:span><text:span text:style-name="T62">actory Design Pattern </text:span><text:span text:style-name="T58">[video file]. </text:span><text:span text:style-name="T63">2</text:span><text:span text:style-name="T62">012</text:span><text:span text:style-name="T58">, </text:span><text:span text:style-name="T63">S</text:span><text:span text:style-name="T62">ep 1 </text:span><text:span text:style-name="T58">[cited </text:span><text:span text:style-name="T63">2</text:span><text:span text:style-name="T62">019 Feb 12</text:span><text:span text:style-name="T58">]. Available from: </text:span><text:a xlink:type="simple" xlink:href="https://www.youtube.com/watch?v=ub0DXaeV6hA" text:style-name="Internet_20_link" text:visited-style-name="Visited_20_Internet_20_Link"><text:span text:style-name="T58">https://www.youtube.com/watch?v=ub0DXaeV6hA</text:span></text:a><text:span text:style-name="T58"> </text:span></text:p>
      <text:p text:style-name="P52"><text:span text:style-name="T69">[</text:span><text:span text:style-name="T70">1</text:span><text:span text:style-name="T73">0</text:span><text:span text:style-name="T71">]</text:span><text:span text:style-name="T69"> </text:span><text:span text:style-name="T70">Strategy pattern</text:span><text:span text:style-name="T69"> [Internet]. </text:span><text:span text:style-name="T67">[cited 2020-02-1</text:span><text:span text:style-name="T70">3</text:span><text:span text:style-name="T67">]. Available from: </text:span><text:a xlink:type="simple" xlink:href="https://en.wikipedia.org/wiki/Strategy_pattern" text:style-name="Internet_20_link" text:visited-style-name="Visited_20_Internet_20_Link"><text:span text:style-name="T67">https://en.wikipedia.org/wiki/Strategy_pattern</text:span></text:a><text:span text:style-name="T72">. </text:span></text:p>
      <text:p text:style-name="P8"><text:span text:style-name="T69">[</text:span><text:span text:style-name="T73">11</text:span><text:span text:style-name="T71">]</text:span><text:span text:style-name="T69"> </text:span><text:span text:style-name="T70">Abstract Factory Pattern in Java | </text:span><text:span text:style-name="T71">Baeldung</text:span><text:span text:style-name="T69"> [Internet]. </text:span><text:span text:style-name="T67">[cited 2020-02-1</text:span><text:span text:style-name="T71">7</text:span><text:span text:style-name="T67">]. Available from:</text:span></text:p>
      <text:p text:style-name="P2"><text:a xlink:type="simple" xlink:href="https://www.baeldung.com/java-abstract-factory-pattern" text:style-name="Internet_20_link" text:visited-style-name="Visited_20_Internet_20_Link"><text:span text:style-name="T21">https://www.baeldung.com/java-abstract-factory-pattern</text:span></text:a></text:p>
      <text:p text:style-name="P62"/>
      <text:p text:style-name="P52"><text:span text:style-name="T76">[</text:span><text:span text:style-name="T77">12</text:span><text:span text:style-name="T76">] Refactoring Guru. Command [Internet]. [cited 2020-02-13]. Available from: </text:span><text:a xlink:type="simple" xlink:href="https://refactoring.guru/design-patterns/command" text:style-name="Internet_20_link" text:visited-style-name="Visited_20_Internet_20_Link">https://refactoring.guru/design-patterns/command</text:a>.</text:p>
      <text:p text:style-name="P49">[<text:span text:style-name="T78">13</text:span>] Gamma, Helm, Johnson, Vlissides. Design Patterns. 1 ed. Addison-Wesley Professional; 1994.</text:p>
      <text:p text:style-name="P25"><text:span text:style-name="T22">[</text:span><text:span text:style-name="T23">14</text:span><text:span text:style-name="T22">] Oracle. Interface Iterator&lt;E&gt; [Internet]. [cited 2020-02-12]. Available from: </text:span><text:a xlink:type="simple" xlink:href="https://docs.oracle.com/javase/8/docs/api/java/util/Iterator.html" text:style-name="Internet_20_link" text:visited-style-name="Visited_20_Internet_20_Link">https://docs.oracle.com/javase/8/docs/api/java/util/Iterator.html</text:a><text:span text:style-name="T21">. </text:span></text:p>
      <text:p text:style-name="Text_20_body"><text:soft-pag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mily-generic="roman"/>
    <style:font-face style:name="Droid Sans Devanagari2" svg:font-family="'Droid Sans Devanagari'" style:font-family-generic="swiss"/>
    <style:font-face style:name="FreeSans" svg:font-family="FreeSans" style:font-family-generic="swiss"/>
    <style:font-face style:name="FreeSans1" svg:font-family="FreeSans" style:font-adornments="Italic" style:font-family-generic="swiss"/>
    <style:font-face style:name="Source Code Pro Medium" svg:font-family="'Source Code Pro Medium'" style:font-pitch="fixed"/>
    <style:font-face style:name="Liberation Serif1" svg:font-family="'Liberation Serif'" style:font-pitch="variable"/>
    <style:font-face style:name="Source Code Pro Medium1" svg:font-family="'Source Code Pro Medium'" style:font-pitch="variable"/>
    <style:font-face style:name="Droid Sans Devanagari1" svg:font-family="'Droid Sans Devanagari'" style:font-family-generic="roman" style:font-pitch="variable"/>
    <style:font-face style:name="FreeSerif1" svg:font-family="FreeSerif"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FreeSans2" svg:font-family="Free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variant="normal" fo:text-transform="none" fo:color="#24292e" style:font-name="FreeSerif" fo:font-family="FreeSerif" style:font-style-name="Regular" style:font-family-generic="roman" style:font-pitch="variable" fo:font-size="12pt" fo:letter-spacing="normal" fo:font-style="normal" fo:font-weight="normal" officeooo:rsid="000f25ca"/>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972in" fo:margin-bottom="0.0835in" loext:contextual-spacing="false" style:page-number="auto" fo:background-color="transparent">
        <style:tab-stops/>
      </style:paragraph-properties>
      <style:text-properties style:font-name="FreeSans1" fo:font-family="FreeSans" style:font-style-name="Italic" style:font-family-generic="swiss" fo:font-size="101%" fo:font-style="normal" fo:font-weight="bold" style:font-size-asian="101%" style:font-weight-asian="bold" style:font-size-complex="101%" style:font-weight-complex="bold"/>
    </style:style>
    <style:style style:name="SourceCode" style:family="paragraph" style:parent-style-name="Text_20_body">
      <style:text-properties style:font-name="FreeSerif2" fo:font-family="FreeSerif" style:font-family-generic="roman"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58:41.303650442</meta:creation-date>
    <dc:date>2020-02-18T10:24:31.255810688</dc:date>
    <meta:editing-duration>PT1H58M43S</meta:editing-duration>
    <meta:editing-cycles>22</meta:editing-cycles>
    <meta:generator>LibreOffice/6.2.8.2$Linux_X86_64 LibreOffice_project/20$Build-2</meta:generator>
    <meta:document-statistic meta:table-count="0" meta:image-count="0" meta:object-count="0" meta:page-count="24" meta:paragraph-count="86" meta:word-count="1978" meta:character-count="12676" meta:non-whitespace-character-count="10760"/>
  </office:meta>
</office:document-meta>
</file>